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63.8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137.6mm"/>
    </style:style>
    <style:style style:name="co6" style:family="table-column">
      <style:table-column-properties fo:break-before="auto" style:column-width="138.98mm"/>
    </style:style>
    <style:style style:name="co7" style:family="table-column">
      <style:table-column-properties fo:break-before="auto" style:column-width="135.15mm"/>
    </style:style>
    <style:style style:name="co8" style:family="table-column">
      <style:table-column-properties fo:break-before="auto" style:column-width="139.51mm"/>
    </style:style>
    <style:style style:name="co9" style:family="table-column">
      <style:table-column-properties fo:break-before="auto" style:column-width="143.33mm"/>
    </style:style>
    <style:style style:name="co10" style:family="table-column">
      <style:table-column-properties fo:break-before="auto" style:column-width="134.88mm"/>
    </style:style>
    <style:style style:name="co11" style:family="table-column">
      <style:table-column-properties fo:break-before="auto" style:column-width="136.79mm"/>
    </style:style>
    <style:style style:name="co12" style:family="table-column">
      <style:table-column-properties fo:break-before="auto" style:column-width="140.34mm"/>
    </style:style>
    <style:style style:name="co13" style:family="table-column">
      <style:table-column-properties fo:break-before="auto" style:column-width="138.69mm"/>
    </style:style>
    <style:style style:name="co14" style:family="table-column">
      <style:table-column-properties fo:break-before="auto" style:column-width="131.89mm"/>
    </style:style>
    <style:style style:name="co15" style:family="table-column">
      <style:table-column-properties fo:break-before="auto" style:column-width="132.98mm"/>
    </style:style>
    <style:style style:name="co16" style:family="table-column">
      <style:table-column-properties fo:break-before="auto" style:column-width="130.79mm"/>
    </style:style>
    <style:style style:name="co17" style:family="table-column">
      <style:table-column-properties fo:break-before="auto" style:column-width="128.08mm"/>
    </style:style>
    <style:style style:name="co18" style:family="table-column">
      <style:table-column-properties fo:break-before="auto" style:column-width="131.07mm"/>
    </style:style>
    <style:style style:name="co19" style:family="table-column">
      <style:table-column-properties fo:break-before="auto" style:column-width="132.7mm"/>
    </style:style>
    <style:style style:name="co20" style:family="table-column">
      <style:table-column-properties fo:break-before="auto" style:column-width="126.17mm"/>
    </style:style>
    <style:style style:name="co21" style:family="table-column">
      <style:table-column-properties fo:break-before="auto" style:column-width="118.55mm"/>
    </style:style>
    <style:style style:name="co22" style:family="table-column">
      <style:table-column-properties fo:break-before="auto" style:column-width="113.1mm"/>
    </style:style>
    <style:style style:name="co23" style:family="table-column">
      <style:table-column-properties fo:break-before="auto" style:column-width="106.84mm"/>
    </style:style>
    <style:style style:name="co24" style:family="table-column">
      <style:table-column-properties fo:break-before="auto" style:column-width="110.37mm"/>
    </style:style>
    <style:style style:name="co25" style:family="table-column">
      <style:table-column-properties fo:break-before="auto" style:column-width="108.2mm"/>
    </style:style>
    <style:style style:name="co26" style:family="table-column">
      <style:table-column-properties fo:break-before="auto" style:column-width="38.75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00ffff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ext-properties fo:color="#000000" style:font-name="Calibri" style:font-name-complex="Calibri"/>
    </style:style>
    <style:style style:name="ce4" style:family="table-cell" style:parent-style-name="Default">
      <style:table-cell-properties fo:background-color="#d2d02b"/>
    </style:style>
    <style:style style:name="ce9" style:family="table-cell" style:parent-style-name="Default">
      <style:table-cell-properties fo:background-color="#00ff7f"/>
    </style:style>
  </office:automatic-styles>
  <office:body>
    <office:spreadsheet>
      <table:calculation-settings table:automatic-find-labels="false" table:use-regular-expressions="false" table:use-wildcards="true"/>
      <table:table table:name="2013_LOF_RANKED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#Codigo</text:p>
          </table:table-cell>
          <table:table-cell table:style-name="Default" office:value-type="string" calcext:value-type="string">
            <text:p><text:s/>Cidade</text:p>
          </table:table-cell>
          <table:table-cell office:value-type="string" calcext:value-type="string">
            <text:p><text:s/>População</text:p>
          </table:table-cell>
          <table:table-cell table:style-name="Default" office:value-type="string" calcext:value-type="string">
            <text:p>IFGF-2013</text:p>
          </table:table-cell>
          <table:table-cell table:style-name="Default" office:value-type="string" calcext:value-type="string">
            <text:p>IFGF CLASSIFICACAO</text:p>
          </table:table-cell>
          <table:table-cell office:value-type="string" calcext:value-type="string">
            <text:p><text:s/>Despesas (Exceto Intraorçamentárias)</text:p>
          </table:table-cell>
          <table:table-cell office:value-type="string" calcext:value-type="string">
            <text:p><text:s/>Top 1 Prefeitura / Vizinhos / Diferenca</text:p>
          </table:table-cell>
          <table:table-cell office:value-type="string" calcext:value-type="string">
            <text:p><text:s/>Top 2 Prefeitura / Vizinhos / Diferenca</text:p>
          </table:table-cell>
          <table:table-cell office:value-type="string" calcext:value-type="string">
            <text:p><text:s/>Top 3 Prefeitura / Vizinhos / Diferenca</text:p>
          </table:table-cell>
          <table:table-cell office:value-type="string" calcext:value-type="string">
            <text:p><text:s/>Top 4 Prefeitura / Vizinhos / Diferenca</text:p>
          </table:table-cell>
          <table:table-cell office:value-type="string" calcext:value-type="string">
            <text:p><text:s/>Top 5 Prefeitura / Vizinhos / Diferenca</text:p>
          </table:table-cell>
          <table:table-cell office:value-type="string" calcext:value-type="string">
            <text:p><text:s/>Top 6 Prefeitura / Vizinhos / Diferenca</text:p>
          </table:table-cell>
          <table:table-cell office:value-type="string" calcext:value-type="string">
            <text:p><text:s/>Top 7 Prefeitura / Vizinhos / Diferenca</text:p>
          </table:table-cell>
          <table:table-cell office:value-type="string" calcext:value-type="string">
            <text:p><text:s/>Top 8 Prefeitura / Vizinhos / Diferenca</text:p>
          </table:table-cell>
          <table:table-cell office:value-type="string" calcext:value-type="string">
            <text:p><text:s/>Top 9 Prefeitura / Vizinhos / Diferenca</text:p>
          </table:table-cell>
          <table:table-cell office:value-type="string" calcext:value-type="string">
            <text:p><text:s/>Top 10 Prefeitura / Vizinhos / Diferenca</text:p>
          </table:table-cell>
          <table:table-cell office:value-type="string" calcext:value-type="string">
            <text:p><text:s/>Top 11 Prefeitura / Vizinhos / Diferenca</text:p>
          </table:table-cell>
          <table:table-cell office:value-type="string" calcext:value-type="string">
            <text:p><text:s/>Top 12 Prefeitura / Vizinhos / Diferenca</text:p>
          </table:table-cell>
          <table:table-cell office:value-type="string" calcext:value-type="string">
            <text:p><text:s/>Top 13 Prefeitura / Vizinhos / Diferenca</text:p>
          </table:table-cell>
          <table:table-cell office:value-type="string" calcext:value-type="string">
            <text:p><text:s/>Top 14 Prefeitura / Vizinhos / Diferenca</text:p>
          </table:table-cell>
          <table:table-cell office:value-type="string" calcext:value-type="string">
            <text:p><text:s/>Top 15 Prefeitura / Vizinhos / Diferenca</text:p>
          </table:table-cell>
          <table:table-cell office:value-type="string" calcext:value-type="string">
            <text:p><text:s/>Top 16 Prefeitura / Vizinhos / Diferenca</text:p>
          </table:table-cell>
          <table:table-cell office:value-type="string" calcext:value-type="string">
            <text:p><text:s/>Top 17 Prefeitura / Vizinhos / Diferenca</text:p>
          </table:table-cell>
          <table:table-cell office:value-type="string" calcext:value-type="string">
            <text:p><text:s/>Top 18 Prefeitura / Vizinhos / Diferenca</text:p>
          </table:table-cell>
          <table:table-cell office:value-type="string" calcext:value-type="string">
            <text:p><text:s/>Top 19 Prefeitura / Vizinhos / Diferenca</text:p>
          </table:table-cell>
          <table:table-cell office:value-type="string" calcext:value-type="string">
            <text:p><text:s/>Top 20 Prefeitura / Vizinhos / Diferenca</text:p>
          </table:table-cell>
          <table:table-cell office:value-type="string" calcext:value-type="string">
            <text:p><text:s/>Top 21 Prefeitura / Vizinhos / Diferenca</text:p>
          </table:table-cell>
          <table:table-cell office:value-type="string" calcext:value-type="string">
            <text:p><text:s/>Top 22 Prefeitura / Vizinhos / Diferenca</text:p>
          </table:table-cell>
          <table:table-cell office:value-type="string" calcext:value-type="string">
            <text:p><text:s/>Top 23 Prefeitura / Vizinhos / Diferenca</text:p>
          </table:table-cell>
          <table:table-cell office:value-type="string" calcext:value-type="string">
            <text:p><text:s/>Top 24 Prefeitura / Vizinhos / Diferenca</text:p>
          </table:table-cell>
          <table:table-cell office:value-type="string" calcext:value-type="string">
            <text:p><text:s/>Top 25 Prefeitura / Vizinhos / Diferenca</text:p>
          </table:table-cell>
          <table:table-cell office:value-type="string" calcext:value-type="string">
            <text:p><text:s/>Top 26 Prefeitura / Vizinhos / Diferenca</text:p>
          </table:table-cell>
          <table:table-cell office:value-type="string" calcext:value-type="string">
            <text:p><text:s/>Top 27 Prefeitura / Vizinhos / Diferenca</text:p>
          </table:table-cell>
          <table:table-cell office:value-type="string" calcext:value-type="string">
            <text:p><text:s/>Top 28 Prefeitura / Vizinhos / Diferenca</text:p>
          </table:table-cell>
          <table:table-cell office:value-type="string" calcext:value-type="string">
            <text:p><text:s/>Top 29 Prefeitura / Vizinhos / Diferenca</text:p>
          </table:table-cell>
          <table:table-cell office:value-type="string" calcext:value-type="string">
            <text:p><text:s/>LOF_2013_REL_NOR</text:p>
          </table:table-cell>
          <table:table-cell office:value-type="string" calcext:value-type="string">
            <text:p><text:s/>LOF_2013_SUA_NOR</text:p>
          </table:table-cell>
        </table:table-row>
        <table:table-row table:style-name="ro1">
          <table:table-cell office:value-type="float" office:value="520015" calcext:value-type="float">
            <text:p>520015</text:p>
          </table:table-cell>
          <table:table-cell table:style-name="ce2" office:value-type="string" calcext:value-type="string">
            <text:p><text:s text:c="2"/>Adelândia - GO</text:p>
          </table:table-cell>
          <table:table-cell office:value-type="float" office:value="2550" calcext:value-type="float">
            <text:p>2550</text:p>
          </table:table-cell>
          <table:table-cell office:value-type="float" office:value="0.359609606057384" calcext:value-type="float">
            <text:p>0,36</text:p>
          </table:table-cell>
          <table:table-cell table:formula="of:=IF([.D2] &lt; 0 ; &quot;ND&quot; ;IF([.D2]&lt;0.4;&quot;Gestão Crítica&quot;; IF( [.D2] &lt; 0.6 ;&quot;Gestão em Dificuldade&quot; ; IF( [.D2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<text:s/>72.38% Despesas (Intraorçamentárias) 8537401.31 / 104616.96 / 8432784.35</text:p>
          </table:table-cell>
          <table:table-cell office:value-type="string" calcext:value-type="string">
            <text:p><text:s/>05.59% Educação 1621691.19 / 2272828.38 / -651137.19</text:p>
          </table:table-cell>
          <table:table-cell office:value-type="string" calcext:value-type="string">
            <text:p><text:s/>04.21% Urbanismo 829451.46 / 339120.41 / 490331.05</text:p>
          </table:table-cell>
          <table:table-cell office:value-type="string" calcext:value-type="string">
            <text:p><text:s/>03.78% Administração 1658678.35 / 2099539.19 / -440860.84</text:p>
          </table:table-cell>
          <table:table-cell office:value-type="string" calcext:value-type="string">
            <text:p><text:s/>02.95% Agricultura 142710.42 / 486431.75 / -343721.33</text:p>
          </table:table-cell>
          <table:table-cell office:value-type="string" calcext:value-type="string">
            <text:p><text:s/>02.73% Transporte 780503.93 / 462705.24 / 317798.69</text:p>
          </table:table-cell>
          <table:table-cell office:value-type="string" calcext:value-type="string">
            <text:p><text:s/>01.26% Encargos Especiais 0.00 / 146572.86 / -146572.86</text:p>
          </table:table-cell>
          <table:table-cell office:value-type="string" calcext:value-type="string">
            <text:p><text:s/>01.25% Legislativa 533975.78 / 388098.29 / 145877.49</text:p>
          </table:table-cell>
          <table:table-cell office:value-type="string" calcext:value-type="string">
            <text:p><text:s/>01.16% Cultura 0.00 / 134764.32 / -134764.32</text:p>
          </table:table-cell>
          <table:table-cell office:value-type="string" calcext:value-type="string">
            <text:p><text:s/>01.01% Saneamento 0.00 / 117518.88 / -117518.88</text:p>
          </table:table-cell>
          <table:table-cell office:value-type="string" calcext:value-type="string">
            <text:p><text:s/>00.82% Saúde 2199705.30 / 2295018.33 / -95313.03</text:p>
          </table:table-cell>
          <table:table-cell office:value-type="string" calcext:value-type="string">
            <text:p><text:s/>00.61% Assistência Social 391331.50 / 462241.13 / -70909.63</text:p>
          </table:table-cell>
          <table:table-cell office:value-type="string" calcext:value-type="string">
            <text:p><text:s/>00.58% Previdência Social 257312.08 / 190052.78 / 67259.30</text:p>
          </table:table-cell>
          <table:table-cell office:value-type="string" calcext:value-type="string">
            <text:p><text:s/>00.41% Comércio e Serviços 0.00 / 47965.65 / -47965.65</text:p>
          </table:table-cell>
          <table:table-cell office:value-type="string" calcext:value-type="string">
            <text:p><text:s/>00.27% Habitação 0.00 / 31846.30 / -31846.30</text:p>
          </table:table-cell>
          <table:table-cell office:value-type="string" calcext:value-type="string">
            <text:p><text:s/>00.23% Energia 0.00 / 27034.21 / -27034.21</text:p>
          </table:table-cell>
          <table:table-cell office:value-type="string" calcext:value-type="string">
            <text:p><text:s/>00.22% Desporto e Lazer 75049.01 / 100100.22 / -25051.21</text:p>
          </table:table-cell>
          <table:table-cell office:value-type="string" calcext:value-type="string">
            <text:p><text:s/>00.21% Gestão Ambiental 36016.29 / 60115.42 / -24099.13</text:p>
          </table:table-cell>
          <table:table-cell office:value-type="string" calcext:value-type="string">
            <text:p><text:s/>00.11% Trabalho 0.00 / 13139.85 / -13139.85</text:p>
          </table:table-cell>
          <table:table-cell office:value-type="string" calcext:value-type="string">
            <text:p><text:s/>00.08% Judiciária 0.00 / 9230.53 / -9230.53</text:p>
          </table:table-cell>
          <table:table-cell office:value-type="string" calcext:value-type="string">
            <text:p><text:s/>00.08% Defesa Nacional 10976.00 / 1611.98 / 9364.02</text:p>
          </table:table-cell>
          <table:table-cell office:value-type="string" calcext:value-type="string">
            <text:p><text:s/>00.03% Segurança Pública 0.00 / 3382.02 / -3382.02</text:p>
          </table:table-cell>
          <table:table-cell office:value-type="string" calcext:value-type="string">
            <text:p><text:s/>00.02% Comunicações 0.00 / 1907.39 / -1907.39</text:p>
          </table:table-cell>
          <table:table-cell office:value-type="string" calcext:value-type="string">
            <text:p><text:s/>00.01% Organização Agrária 0.00 / 1551.15 / -1551.15</text:p>
          </table:table-cell>
          <table:table-cell office:value-type="string" calcext:value-type="string">
            <text:p><text:s/>00.01% Indústria 0.00 / 615.24 / -615.24</text:p>
          </table:table-cell>
          <table:table-cell office:value-type="string" calcext:value-type="string">
            <text:p><text:s/>00.01% Ciência e Tecnologia 0.00 / 800.61 / -800.61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float" office:value="9.51" calcext:value-type="float">
            <text:p>9,51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520180" calcext:value-type="float">
            <text:p>520180</text:p>
          </table:table-cell>
          <table:table-cell table:style-name="ce2" office:value-type="string" calcext:value-type="string">
            <text:p><text:s text:c="2"/>Aragoiânia - GO</text:p>
          </table:table-cell>
          <table:table-cell office:value-type="float" office:value="9108" calcext:value-type="float">
            <text:p>9108</text:p>
          </table:table-cell>
          <table:table-cell office:value-type="float" office:value="0.539576213565807" calcext:value-type="float">
            <text:p>0,54</text:p>
          </table:table-cell>
          <table:table-cell table:formula="of:=IF([.D3] &lt; 0 ; &quot;ND&quot; ;IF([.D3]&lt;0.4;&quot;Gestão Crítica&quot;; IF( [.D3] &lt; 0.6 ;&quot;Gestão em Dificuldade&quot; ; IF( [.D3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float" office:value="14079771.59" calcext:value-type="float">
            <text:p>14079771,59</text:p>
          </table:table-cell>
          <table:table-cell office:value-type="string" calcext:value-type="string">
            <text:p><text:s/>18.39% Essencial à Justiça -1322552.57 / 0.00 / -1322552.57</text:p>
          </table:table-cell>
          <table:table-cell office:value-type="string" calcext:value-type="string">
            <text:p><text:s/>15.32% Educação 4829285.78 / 5930892.63 / -1101606.85</text:p>
          </table:table-cell>
          <table:table-cell office:value-type="string" calcext:value-type="string">
            <text:p><text:s/>13.56% Administração 2099409.66 / 3074524.91 / -975115.25</text:p>
          </table:table-cell>
          <table:table-cell office:value-type="string" calcext:value-type="string">
            <text:p><text:s/>10.20% Saúde 3908521.53 / 4641755.22 / -733233.69</text:p>
          </table:table-cell>
          <table:table-cell office:value-type="string" calcext:value-type="string">
            <text:p><text:s/>08.56% Previdência Social 1005500.35 / 389547.18 / 615953.17</text:p>
          </table:table-cell>
          <table:table-cell office:value-type="string" calcext:value-type="string">
            <text:p><text:s/>06.80% Saneamento 0.00 / 489280.28 / -489280.28</text:p>
          </table:table-cell>
          <table:table-cell office:value-type="string" calcext:value-type="string">
            <text:p><text:s/>05.51% Assistência Social 541625.03 / 937835.04 / -396210.01</text:p>
          </table:table-cell>
          <table:table-cell office:value-type="string" calcext:value-type="string">
            <text:p><text:s/>04.88% Transporte 241069.85 / 591924.58 / -350854.73</text:p>
          </table:table-cell>
          <table:table-cell office:value-type="string" calcext:value-type="string">
            <text:p><text:s/>03.55% Agricultura 67597.99 / 322693.99 / -255096.00</text:p>
          </table:table-cell>
          <table:table-cell office:value-type="string" calcext:value-type="string">
            <text:p><text:s/>03.33% Cultura 21311.11 / 260798.08 / -239486.97</text:p>
          </table:table-cell>
          <table:table-cell office:value-type="string" calcext:value-type="string">
            <text:p><text:s/>01.84% Despesas (Intraorçamentárias) 0.00 / 132650.72 / -132650.72</text:p>
          </table:table-cell>
          <table:table-cell office:value-type="string" calcext:value-type="string">
            <text:p><text:s/>01.25% Desporto e Lazer 98611.80 / 188419.81 / -89808.01</text:p>
          </table:table-cell>
          <table:table-cell office:value-type="string" calcext:value-type="string">
            <text:p><text:s/>01.15% Trabalho 117148.29 / 34336.30 / 82811.99</text:p>
          </table:table-cell>
          <table:table-cell office:value-type="string" calcext:value-type="string">
            <text:p><text:s/>00.75% Energia 0.00 / 54245.08 / -54245.08</text:p>
          </table:table-cell>
          <table:table-cell office:value-type="string" calcext:value-type="string">
            <text:p><text:s/>00.70% Encargos Especiais 286225.42 / 336784.30 / -50558.88</text:p>
          </table:table-cell>
          <table:table-cell office:value-type="string" calcext:value-type="string">
            <text:p><text:s/>00.66% Urbanismo 1435724.67 / 1483274.31 / -47549.64</text:p>
          </table:table-cell>
          <table:table-cell office:value-type="string" calcext:value-type="string">
            <text:p><text:s/>00.66% Indústria 0.00 / 47325.52 / -47325.52</text:p>
          </table:table-cell>
          <table:table-cell office:value-type="string" calcext:value-type="string">
            <text:p><text:s/>00.66% Comércio e Serviços 0.00 / 47160.47 / -47160.47</text:p>
          </table:table-cell>
          <table:table-cell office:value-type="string" calcext:value-type="string">
            <text:p><text:s/>00.56% Legislativa 631393.37 / 671444.92 / -40051.55</text:p>
          </table:table-cell>
          <table:table-cell office:value-type="string" calcext:value-type="string">
            <text:p><text:s/>00.48% Comunicações 37716.00 / 2990.49 / 34725.51</text:p>
          </table:table-cell>
          <table:table-cell office:value-type="string" calcext:value-type="string">
            <text:p><text:s/>00.45% Segurança Pública 46646.85 / 14125.84 / 32521.01</text:p>
          </table:table-cell>
          <table:table-cell office:value-type="string" calcext:value-type="string">
            <text:p><text:s/>00.41% Habitação 0.00 / 29794.49 / -29794.49</text:p>
          </table:table-cell>
          <table:table-cell office:value-type="string" calcext:value-type="string">
            <text:p><text:s/>00.27% Direitos da Cidadania 0.00 / 19240.13 / -19240.13</text:p>
          </table:table-cell>
          <table:table-cell office:value-type="string" calcext:value-type="string">
            <text:p><text:s/>00.05% Gestão Ambiental 34536.46 / 30813.44 / 3723.02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Judiciária 0.00 / 0.00 / 0.00</text:p>
          </table:table-cell>
          <table:table-cell office:value-type="string" calcext:value-type="string">
            <text:p><text:s/>00.00% Defesa Nacional 0.00 / 15.00 / -15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10.41" calcext:value-type="float">
            <text:p>10,41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330025" calcext:value-type="float">
            <text:p>330025</text:p>
          </table:table-cell>
          <table:table-cell table:style-name="ce2" office:value-type="string" calcext:value-type="string">
            <text:p><text:s text:c="2"/>Arraial do Cabo - RJ</text:p>
          </table:table-cell>
          <table:table-cell office:value-type="float" office:value="28627" calcext:value-type="float">
            <text:p>28627</text:p>
          </table:table-cell>
          <table:table-cell office:value-type="float" office:value="-1" calcext:value-type="float">
            <text:p>-1,00</text:p>
          </table:table-cell>
          <table:table-cell table:formula="of:=IF([.D4] &lt; 0 ; &quot;ND&quot; ;IF([.D4]&lt;0.4;&quot;Gestão Crítica&quot;; IF( [.D4] &lt; 0.6 ;&quot;Gestão em Dificuldade&quot; ; IF( [.D4]&lt;0.8;&quot;Gestão Boa&quot;;&quot;Gestão de Excelência&quot;))))" office:value-type="string" office:string-value="ND" calcext:value-type="string">
            <text:p>ND</text:p>
          </table:table-cell>
          <table:table-cell office:value-type="float" office:value="133434144.52" calcext:value-type="float">
            <text:p>133434144,52</text:p>
          </table:table-cell>
          <table:table-cell office:value-type="string" calcext:value-type="string">
            <text:p><text:s/>29.37% Administração 33707042.57 / 6830099.88 / 26876942.69</text:p>
          </table:table-cell>
          <table:table-cell office:value-type="string" calcext:value-type="string">
            <text:p><text:s/>15.97% Urbanismo 18584060.23 / 3965132.76 / 14618927.47</text:p>
          </table:table-cell>
          <table:table-cell office:value-type="string" calcext:value-type="string">
            <text:p><text:s/>14.46% Saúde 23571778.17 / 10340494.05 / 13231284.12</text:p>
          </table:table-cell>
          <table:table-cell table:style-name="ce9" office:value-type="string" calcext:value-type="string">
            <text:p><text:s/>14.30% Direitos da Cidadania 13097437.11 / 6016.69 / 13091420.42</text:p>
          </table:table-cell>
          <table:table-cell office:value-type="string" calcext:value-type="string">
            <text:p><text:s/>10.63% Educação 27372152.30 / 17647400.23 / 9724752.07</text:p>
          </table:table-cell>
          <table:table-cell office:value-type="string" calcext:value-type="string">
            <text:p><text:s/>03.14% Previdência Social 4266630.04 / 1388603.22 / 2878026.82</text:p>
          </table:table-cell>
          <table:table-cell office:value-type="string" calcext:value-type="string">
            <text:p><text:s/>02.28% Legislativa 3310983.61 / 1224858.55 / 2086125.06</text:p>
          </table:table-cell>
          <table:table-cell office:value-type="string" calcext:value-type="string">
            <text:p><text:s/>02.27% Assistência Social 3715986.95 / 1634424.50 / 2081562.45</text:p>
          </table:table-cell>
          <table:table-cell office:value-type="string" calcext:value-type="string">
            <text:p><text:s/>01.15% Saneamento 0.00 / 1054886.37 / -1054886.37</text:p>
          </table:table-cell>
          <table:table-cell office:value-type="string" calcext:value-type="string">
            <text:p><text:s/>01.05% Comércio e Serviços 1080950.80 / 118462.64 / 962488.16</text:p>
          </table:table-cell>
          <table:table-cell office:value-type="string" calcext:value-type="string">
            <text:p><text:s/>01.02% Encargos Especiais 1589962.15 / 655999.38 / 933962.77</text:p>
          </table:table-cell>
          <table:table-cell office:value-type="string" calcext:value-type="string">
            <text:p><text:s/>00.86% Despesas (Intraorçamentárias) 0.00 / 785762.38 / -785762.38</text:p>
          </table:table-cell>
          <table:table-cell office:value-type="string" calcext:value-type="string">
            <text:p><text:s/>00.64% Cultura 137481.39 / 718782.28 / -581300.89</text:p>
          </table:table-cell>
          <table:table-cell office:value-type="string" calcext:value-type="string">
            <text:p><text:s/>00.55% Agricultura 0.00 / 500546.42 / -500546.42</text:p>
          </table:table-cell>
          <table:table-cell office:value-type="string" calcext:value-type="string">
            <text:p><text:s/>00.52% Segurança Pública 697035.91 / 218699.21 / 478336.70</text:p>
          </table:table-cell>
          <table:table-cell office:value-type="string" calcext:value-type="string">
            <text:p><text:s/>00.51% Essencial à Justiça 467501.88 / 0.00 / 467501.88</text:p>
          </table:table-cell>
          <table:table-cell office:value-type="string" calcext:value-type="string">
            <text:p><text:s/>00.42% Desporto e Lazer 630198.00 / 248814.03 / 381383.97</text:p>
          </table:table-cell>
          <table:table-cell office:value-type="string" calcext:value-type="string">
            <text:p><text:s/>00.40% Transporte 600000.00 / 962392.77 / -362392.77</text:p>
          </table:table-cell>
          <table:table-cell office:value-type="string" calcext:value-type="string">
            <text:p><text:s/>00.16% Trabalho 0.00 / 150241.63 / -150241.63</text:p>
          </table:table-cell>
          <table:table-cell office:value-type="string" calcext:value-type="string">
            <text:p><text:s/>00.11% Gestão Ambiental 543006.70 / 444088.66 / 98918.04</text:p>
          </table:table-cell>
          <table:table-cell office:value-type="string" calcext:value-type="string">
            <text:p><text:s/>00.09% Judiciária 0.00 / 79608.77 / -79608.77</text:p>
          </table:table-cell>
          <table:table-cell office:value-type="string" calcext:value-type="string">
            <text:p><text:s/>00.05% Energia 0.00 / 45222.69 / -45222.69</text:p>
          </table:table-cell>
          <table:table-cell office:value-type="string" calcext:value-type="string">
            <text:p><text:s/>00.03% Indústria 0.00 / 23353.07 / -23353.07</text:p>
          </table:table-cell>
          <table:table-cell office:value-type="string" calcext:value-type="string">
            <text:p><text:s/>00.01% Habitação 52070.71 / 44022.58 / 8048.13</text:p>
          </table:table-cell>
          <table:table-cell office:value-type="string" calcext:value-type="string">
            <text:p><text:s/>00.01% Comunicações 0.00 / 11758.50 / -11758.50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9866.00 / 7593.02 / 2272.98</text:p>
          </table:table-cell>
          <table:table-cell office:value-type="float" office:value="11.15" calcext:value-type="float">
            <text:p>11,1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280130" calcext:value-type="float">
            <text:p>280130</text:p>
          </table:table-cell>
          <table:table-cell office:value-type="string" calcext:value-type="string">
            <text:p><text:s text:c="2"/>Capela - SE</text:p>
          </table:table-cell>
          <table:table-cell office:value-type="float" office:value="32666" calcext:value-type="float">
            <text:p>32666</text:p>
          </table:table-cell>
          <table:table-cell office:value-type="float" office:value="0.188553504006718" calcext:value-type="float">
            <text:p>0,19</text:p>
          </table:table-cell>
          <table:table-cell table:formula="of:=IF([.D5] &lt; 0 ; &quot;ND&quot; ;IF([.D5]&lt;0.4;&quot;Gestão Crítica&quot;; IF( [.D5] &lt; 0.6 ;&quot;Gestão em Dificuldade&quot; ; IF( [.D5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float" office:value="46424841.85" calcext:value-type="float">
            <text:p>46424841,85</text:p>
          </table:table-cell>
          <table:table-cell office:value-type="string" calcext:value-type="string">
            <text:p><text:s/>23.64% Saúde 7136430.74 / 13812141.95 / -6675711.21</text:p>
          </table:table-cell>
          <table:table-cell office:value-type="string" calcext:value-type="string">
            <text:p><text:s/>15.10% Administração 11402908.25 / 7140663.86 / 4262244.39</text:p>
          </table:table-cell>
          <table:table-cell office:value-type="string" calcext:value-type="string">
            <text:p><text:s/>13.96% Urbanismo 1148276.22 / 5089496.09 / -3941219.87</text:p>
          </table:table-cell>
          <table:table-cell table:style-name="ce9" office:value-type="string" calcext:value-type="string">
            <text:p><text:s/>06.74% Cultura 2553487.06 / 651850.50 / 1901636.56</text:p>
          </table:table-cell>
          <table:table-cell office:value-type="string" calcext:value-type="string">
            <text:p><text:s/>06.44% Educação 17993949.44 / 19811063.03 / -1817113.59</text:p>
          </table:table-cell>
          <table:table-cell office:value-type="string" calcext:value-type="string">
            <text:p><text:s/>06.12% Assistência Social 187251.56 / 1914162.19 / -1726910.63</text:p>
          </table:table-cell>
          <table:table-cell office:value-type="string" calcext:value-type="string">
            <text:p><text:s/>04.62% Legislativa 2470713.21 / 1165910.31 / 1304802.90</text:p>
          </table:table-cell>
          <table:table-cell office:value-type="string" calcext:value-type="string">
            <text:p><text:s/>03.86% Saneamento 1732780.07 / 643165.60 / 1089614.47</text:p>
          </table:table-cell>
          <table:table-cell office:value-type="string" calcext:value-type="string">
            <text:p><text:s/>03.86% Previdência Social 0.00 / 1090211.98 / -1090211.98</text:p>
          </table:table-cell>
          <table:table-cell office:value-type="string" calcext:value-type="string">
            <text:p><text:s/>03.04% Agricultura 0.00 / 858170.68 / -858170.68</text:p>
          </table:table-cell>
          <table:table-cell office:value-type="string" calcext:value-type="string">
            <text:p><text:s/>02.80% Transporte 0.00 / 790689.82 / -790689.82</text:p>
          </table:table-cell>
          <table:table-cell office:value-type="string" calcext:value-type="string">
            <text:p><text:s/>01.70% Despesas (Intraorçamentárias) 0.00 / 479679.73 / -479679.73</text:p>
          </table:table-cell>
          <table:table-cell office:value-type="string" calcext:value-type="string">
            <text:p><text:s/>01.62% Relações Exteriores 456689.98 / 0.00 / 456689.98</text:p>
          </table:table-cell>
          <table:table-cell office:value-type="string" calcext:value-type="string">
            <text:p><text:s/>01.38% Gestão Ambiental 19452.58 / 409140.98 / -389688.40</text:p>
          </table:table-cell>
          <table:table-cell office:value-type="string" calcext:value-type="string">
            <text:p><text:s/>01.11% Desporto e Lazer 146895.52 / 461629.40 / -314733.88</text:p>
          </table:table-cell>
          <table:table-cell office:value-type="string" calcext:value-type="string">
            <text:p><text:s/>01.10% Judiciária 420651.10 / 109269.17 / 311381.93</text:p>
          </table:table-cell>
          <table:table-cell office:value-type="string" calcext:value-type="string">
            <text:p><text:s/>00.86% Comércio e Serviços 0.00 / 243844.07 / -243844.07</text:p>
          </table:table-cell>
          <table:table-cell office:value-type="string" calcext:value-type="string">
            <text:p><text:s/>00.57% Indústria 0.00 / 160660.25 / -160660.25</text:p>
          </table:table-cell>
          <table:table-cell office:value-type="string" calcext:value-type="string">
            <text:p><text:s/>00.43% Energia 0.00 / 122333.08 / -122333.08</text:p>
          </table:table-cell>
          <table:table-cell office:value-type="string" calcext:value-type="string">
            <text:p><text:s/>00.42% Segurança Pública 1061.97 / 120803.60 / -119741.63</text:p>
          </table:table-cell>
          <table:table-cell office:value-type="string" calcext:value-type="string">
            <text:p><text:s/>00.21% Encargos Especiais 754294.15 / 813289.28 / -58995.13</text:p>
          </table:table-cell>
          <table:table-cell office:value-type="string" calcext:value-type="string">
            <text:p><text:s/>00.19% Habitação 0.00 / 53348.60 / -53348.60</text:p>
          </table:table-cell>
          <table:table-cell office:value-type="string" calcext:value-type="string">
            <text:p><text:s/>00.11% Comunicações 0.00 / 29977.15 / -29977.15</text:p>
          </table:table-cell>
          <table:table-cell office:value-type="string" calcext:value-type="string">
            <text:p><text:s/>00.09% Essencial à Justiça 0.00 / 26053.25 / -26053.25</text:p>
          </table:table-cell>
          <table:table-cell office:value-type="string" calcext:value-type="string">
            <text:p><text:s/>00.03% Direitos da Cidadania 0.00 / 8350.78 / -8350.78</text:p>
          </table:table-cell>
          <table:table-cell office:value-type="string" calcext:value-type="string">
            <text:p><text:s/>00.00% Trabalho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efesa Nacional 0.00 / 91.20 / -91.20</text:p>
          </table:table-cell>
          <table:table-cell office:value-type="string" calcext:value-type="string">
            <text:p><text:s/>00.00% Ciência e Tecnologia 0.00 / 65.51 / -65.51</text:p>
          </table:table-cell>
          <table:table-cell office:value-type="float" office:value="8.27" calcext:value-type="float">
            <text:p>8,27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float" office:value="270320" calcext:value-type="float">
            <text:p>270320</text:p>
          </table:table-cell>
          <table:table-cell office:value-type="string" calcext:value-type="string">
            <text:p><text:s text:c="2"/>Igreja Nova - AL</text:p>
          </table:table-cell>
          <table:table-cell office:value-type="float" office:value="24328" calcext:value-type="float">
            <text:p>24328</text:p>
          </table:table-cell>
          <table:table-cell office:value-type="float" office:value="0.260355402362324" calcext:value-type="float">
            <text:p>0,26</text:p>
          </table:table-cell>
          <table:table-cell table:formula="of:=IF([.D6] &lt; 0 ; &quot;ND&quot; ;IF([.D6]&lt;0.4;&quot;Gestão Crítica&quot;; IF( [.D6] &lt; 0.6 ;&quot;Gestão em Dificuldade&quot; ; IF( [.D6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float" office:value="40338699.88" calcext:value-type="float">
            <text:p>40338699,88</text:p>
          </table:table-cell>
          <table:table-cell table:style-name="ce9" office:value-type="string" calcext:value-type="string">
            <text:p><text:s/>21.90% Assistência Social -1097168.81 / 1700923.73 / -2798092.54</text:p>
          </table:table-cell>
          <table:table-cell office:value-type="string" calcext:value-type="string">
            <text:p><text:s/>20.97% Educação 17572886.66 / 14893945.03 / 2678941.63</text:p>
          </table:table-cell>
          <table:table-cell office:value-type="string" calcext:value-type="string">
            <text:p><text:s/>08.84% Previdência Social 0.00 / 1129167.31 / -1129167.31</text:p>
          </table:table-cell>
          <table:table-cell office:value-type="string" calcext:value-type="string">
            <text:p><text:s/>08.06% Saúde 11335666.60 / 10305545.06 / 1030121.54</text:p>
          </table:table-cell>
          <table:table-cell office:value-type="string" calcext:value-type="string">
            <text:p><text:s/>07.58% Desporto e Lazer -463070.74 / 504847.73 / -967918.47</text:p>
          </table:table-cell>
          <table:table-cell office:value-type="string" calcext:value-type="string">
            <text:p><text:s/>07.57% Saneamento 5000.00 / 972016.48 / -967016.48</text:p>
          </table:table-cell>
          <table:table-cell office:value-type="string" calcext:value-type="string">
            <text:p><text:s/>05.09% Administração 5678937.74 / 6329247.28 / -650309.54</text:p>
          </table:table-cell>
          <table:table-cell office:value-type="string" calcext:value-type="string">
            <text:p><text:s/>04.33% Encargos Especiais 110797.11 / 663785.63 / -552988.52</text:p>
          </table:table-cell>
          <table:table-cell office:value-type="string" calcext:value-type="string">
            <text:p><text:s/>03.25% Transporte 1228847.58 / 813711.71 / 415135.87</text:p>
          </table:table-cell>
          <table:table-cell office:value-type="string" calcext:value-type="string">
            <text:p><text:s/>02.30% Cultura 747598.30 / 453598.40 / 293999.90</text:p>
          </table:table-cell>
          <table:table-cell office:value-type="string" calcext:value-type="string">
            <text:p><text:s/>01.86% Despesas (Intraorçamentárias) 0.00 / 237963.15 / -237963.15</text:p>
          </table:table-cell>
          <table:table-cell office:value-type="string" calcext:value-type="string">
            <text:p><text:s/>01.62% Urbanismo 3243200.73 / 3450551.02 / -207350.29</text:p>
          </table:table-cell>
          <table:table-cell office:value-type="string" calcext:value-type="string">
            <text:p><text:s/>01.48% Energia 0.00 / 189443.08 / -189443.08</text:p>
          </table:table-cell>
          <table:table-cell office:value-type="string" calcext:value-type="string">
            <text:p><text:s/>01.10% Gestão Ambiental 0.00 / 140040.92 / -140040.92</text:p>
          </table:table-cell>
          <table:table-cell office:value-type="string" calcext:value-type="string">
            <text:p><text:s/>00.79% Habitação 0.00 / 101118.24 / -101118.24</text:p>
          </table:table-cell>
          <table:table-cell office:value-type="string" calcext:value-type="string">
            <text:p><text:s/>00.76% Indústria 0.00 / 97232.26 / -97232.26</text:p>
          </table:table-cell>
          <table:table-cell office:value-type="string" calcext:value-type="string">
            <text:p><text:s/>00.73% Trabalho 0.00 / 92768.40 / -92768.40</text:p>
          </table:table-cell>
          <table:table-cell office:value-type="string" calcext:value-type="string">
            <text:p><text:s/>00.71% Segurança Pública 0.00 / 91128.05 / -91128.05</text:p>
          </table:table-cell>
          <table:table-cell office:value-type="string" calcext:value-type="string">
            <text:p><text:s/>00.52% Comércio e Serviços 0.00 / 66328.83 / -66328.83</text:p>
          </table:table-cell>
          <table:table-cell office:value-type="string" calcext:value-type="string">
            <text:p><text:s/>00.18% Comunicações 0.00 / 22404.45 / -22404.45</text:p>
          </table:table-cell>
          <table:table-cell office:value-type="string" calcext:value-type="string">
            <text:p><text:s/>00.14% Agricultura 620191.73 / 601772.41 / 18419.32</text:p>
          </table:table-cell>
          <table:table-cell office:value-type="string" calcext:value-type="string">
            <text:p><text:s/>00.12% Judiciária 0.00 / 15070.60 / -15070.60</text:p>
          </table:table-cell>
          <table:table-cell office:value-type="string" calcext:value-type="string">
            <text:p><text:s/>00.09% Direitos da Cidadania 0.00 / 10939.89 / -10939.89</text:p>
          </table:table-cell>
          <table:table-cell office:value-type="string" calcext:value-type="string">
            <text:p><text:s/>00.01% Legislativa 1355812.98 / 1357096.78 / -1283.80</text:p>
          </table:table-cell>
          <table:table-cell office:value-type="string" calcext:value-type="string">
            <text:p><text:s/>00.01% Ciência e Tecnologia 0.00 / 1777.02 / -1777.02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float" office:value="1.45" calcext:value-type="float">
            <text:p>1,4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510450" calcext:value-type="float">
            <text:p>510450</text:p>
          </table:table-cell>
          <table:table-cell office:value-type="string" calcext:value-type="string">
            <text:p><text:s text:c="2"/>Indiavaí - MT</text:p>
          </table:table-cell>
          <table:table-cell office:value-type="float" office:value="2491" calcext:value-type="float">
            <text:p>2491</text:p>
          </table:table-cell>
          <table:table-cell office:value-type="float" office:value="0.539801870510489" calcext:value-type="float">
            <text:p>0,54</text:p>
          </table:table-cell>
          <table:table-cell table:formula="of:=IF([.D7] &lt; 0 ; &quot;ND&quot; ;IF([.D7]&lt;0.4;&quot;Gestão Crítica&quot;; IF( [.D7] &lt; 0.6 ;&quot;Gestão em Dificuldade&quot; ; IF( [.D7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float" office:value="10198990.23" calcext:value-type="float">
            <text:p>10198990,23</text:p>
          </table:table-cell>
          <table:table-cell office:value-type="string" calcext:value-type="string">
            <text:p><text:s/>36.92% Administração 4145012.28 / 1822320.50 / 2322691.78</text:p>
          </table:table-cell>
          <table:table-cell office:value-type="string" calcext:value-type="string">
            <text:p><text:s/>11.75% Transporte 0.00 / 739164.83 / -739164.83</text:p>
          </table:table-cell>
          <table:table-cell office:value-type="string" calcext:value-type="string">
            <text:p><text:s/>10.16% Urbanismo 0.00 / 639273.84 / -639273.84</text:p>
          </table:table-cell>
          <table:table-cell office:value-type="string" calcext:value-type="string">
            <text:p><text:s/>09.48% Agricultura 0.00 / 596581.50 / -596581.50</text:p>
          </table:table-cell>
          <table:table-cell office:value-type="string" calcext:value-type="string">
            <text:p><text:s/>06.88% Assistência Social 833455.89 / 400868.47 / 432587.42</text:p>
          </table:table-cell>
          <table:table-cell office:value-type="string" calcext:value-type="string">
            <text:p><text:s/>04.66% Saúde 1893833.84 / 2187195.66 / -293361.82</text:p>
          </table:table-cell>
          <table:table-cell office:value-type="string" calcext:value-type="string">
            <text:p><text:s/>04.28% Cultura 330049.35 / 60594.27 / 269455.08</text:p>
          </table:table-cell>
          <table:table-cell office:value-type="string" calcext:value-type="string">
            <text:p><text:s/>03.91% Previdência Social 0.00 / 245702.07 / -245702.07</text:p>
          </table:table-cell>
          <table:table-cell office:value-type="string" calcext:value-type="string">
            <text:p><text:s/>03.73% Educação 2229973.97 / 2464400.62 / -234426.65</text:p>
          </table:table-cell>
          <table:table-cell office:value-type="string" calcext:value-type="string">
            <text:p><text:s/>01.60% Trabalho 110165.22 / 9367.68 / 100797.54</text:p>
          </table:table-cell>
          <table:table-cell office:value-type="string" calcext:value-type="string">
            <text:p><text:s/>00.97% Despesas (Intraorçamentárias) 0.00 / 60936.85 / -60936.85</text:p>
          </table:table-cell>
          <table:table-cell office:value-type="string" calcext:value-type="string">
            <text:p><text:s/>00.79% Saneamento 0.00 / 49835.13 / -49835.13</text:p>
          </table:table-cell>
          <table:table-cell office:value-type="string" calcext:value-type="string">
            <text:p><text:s/>00.79% Habitação 0.00 / 49521.16 / -49521.16</text:p>
          </table:table-cell>
          <table:table-cell office:value-type="string" calcext:value-type="string">
            <text:p><text:s/>00.74% Gestão Ambiental 0.00 / 46855.14 / -46855.14</text:p>
          </table:table-cell>
          <table:table-cell office:value-type="string" calcext:value-type="string">
            <text:p><text:s/>00.65% Legislativa 482132.22 / 441239.61 / 40892.61</text:p>
          </table:table-cell>
          <table:table-cell office:value-type="string" calcext:value-type="string">
            <text:p><text:s/>00.51% Comércio e Serviços 0.00 / 32363.33 / -32363.33</text:p>
          </table:table-cell>
          <table:table-cell office:value-type="string" calcext:value-type="string">
            <text:p><text:s/>00.50% Encargos Especiais 100063.06 / 131400.69 / -31337.63</text:p>
          </table:table-cell>
          <table:table-cell office:value-type="string" calcext:value-type="string">
            <text:p><text:s/>00.42% Judiciária 0.00 / 26490.11 / -26490.11</text:p>
          </table:table-cell>
          <table:table-cell office:value-type="string" calcext:value-type="string">
            <text:p><text:s/>00.41% Indústria 0.00 / 25863.45 / -25863.45</text:p>
          </table:table-cell>
          <table:table-cell office:value-type="string" calcext:value-type="string">
            <text:p><text:s/>00.32% Desporto e Lazer 66574.40 / 86848.97 / -20274.57</text:p>
          </table:table-cell>
          <table:table-cell office:value-type="string" calcext:value-type="string">
            <text:p><text:s/>00.19% Energia 0.00 / 11835.54 / -11835.54</text:p>
          </table:table-cell>
          <table:table-cell office:value-type="string" calcext:value-type="string">
            <text:p><text:s/>00.15% Segurança Pública 1730.00 / 11048.58 / -9318.58</text:p>
          </table:table-cell>
          <table:table-cell office:value-type="string" calcext:value-type="string">
            <text:p><text:s/>00.10% Relações Exteriores 6000.00 / 0.00 / 6000.00</text:p>
          </table:table-cell>
          <table:table-cell office:value-type="string" calcext:value-type="string">
            <text:p><text:s/>00.08% Direitos da Cidadania 0.00 / 5097.23 / -5097.23</text:p>
          </table:table-cell>
          <table:table-cell office:value-type="string" calcext:value-type="string">
            <text:p><text:s/>00.01% Comunicações 0.00 / 881.08 / -881.08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0.00 / 80.00 / -80.00</text:p>
          </table:table-cell>
          <table:table-cell office:value-type="float" office:value="1.79" calcext:value-type="float">
            <text:p>1,79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float" office:value="291610" calcext:value-type="float">
            <text:p>291610</text:p>
          </table:table-cell>
          <table:table-cell table:style-name="ce5" office:value-type="string" calcext:value-type="string">
            <text:p><text:s text:c="2"/>Itaparica - BA</text:p>
          </table:table-cell>
          <table:table-cell office:value-type="float" office:value="22329" calcext:value-type="float">
            <text:p>22329</text:p>
          </table:table-cell>
          <table:table-cell office:value-type="float" office:value="0.159504645877689" calcext:value-type="float">
            <text:p>0,16</text:p>
          </table:table-cell>
          <table:table-cell table:formula="of:=IF([.D8] &lt; 0 ; &quot;ND&quot; ;IF([.D8]&lt;0.4;&quot;Gestão Crítica&quot;; IF( [.D8] &lt; 0.6 ;&quot;Gestão em Dificuldade&quot; ; IF( [.D8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float" office:value="37046021.81" calcext:value-type="float">
            <text:p>37046021,81</text:p>
          </table:table-cell>
          <table:table-cell office:value-type="string" calcext:value-type="string">
            <text:p><text:s/>33.13% Administração 16538573.77 / 4876350.55 / 11662223.22</text:p>
          </table:table-cell>
          <table:table-cell office:value-type="string" calcext:value-type="string">
            <text:p><text:s/>16.91% Saúde 3298934.84 / 9252472.27 / -5953537.43</text:p>
          </table:table-cell>
          <table:table-cell office:value-type="string" calcext:value-type="string">
            <text:p><text:s/>08.68% Urbanismo 308113.50 / 3363248.28 / -3055134.78</text:p>
          </table:table-cell>
          <table:table-cell table:style-name="ce9" office:value-type="string" calcext:value-type="string">
            <text:p><text:s/>07.31% Defesa Nacional 2576722.60 / 3762.61 / 2572959.99</text:p>
          </table:table-cell>
          <table:table-cell office:value-type="string" calcext:value-type="string">
            <text:p><text:s/>06.06% Educação 11944045.12 / 14077327.31 / -2133282.19</text:p>
          </table:table-cell>
          <table:table-cell office:value-type="string" calcext:value-type="string">
            <text:p><text:s/>04.62% Gestão Ambiental 1722194.09 / 94955.72 / 1627238.37</text:p>
          </table:table-cell>
          <table:table-cell office:value-type="string" calcext:value-type="string">
            <text:p><text:s/>03.80% Previdência Social 0.00 / 1336552.97 / -1336552.97</text:p>
          </table:table-cell>
          <table:table-cell office:value-type="string" calcext:value-type="string">
            <text:p><text:s/>03.42% Assistência Social 187009.68 / 1390487.45 / -1203477.77</text:p>
          </table:table-cell>
          <table:table-cell office:value-type="string" calcext:value-type="string">
            <text:p><text:s/>02.96% Transporte 0.00 / 1040989.08 / -1040989.08</text:p>
          </table:table-cell>
          <table:table-cell office:value-type="string" calcext:value-type="string">
            <text:p><text:s/>02.69% Legislativa 455863.53 / 1404083.51 / -948219.98</text:p>
          </table:table-cell>
          <table:table-cell office:value-type="string" calcext:value-type="string">
            <text:p><text:s/>02.42% Saneamento 0.00 / 852202.33 / -852202.33</text:p>
          </table:table-cell>
          <table:table-cell office:value-type="string" calcext:value-type="string">
            <text:p><text:s/>02.26% Encargos Especiais 0.00 / 794650.60 / -794650.60</text:p>
          </table:table-cell>
          <table:table-cell office:value-type="string" calcext:value-type="string">
            <text:p><text:s/>01.31% Agricultura 1500.00 / 461463.42 / -459963.42</text:p>
          </table:table-cell>
          <table:table-cell office:value-type="string" calcext:value-type="string">
            <text:p><text:s/>01.07% Despesas (Intraorçamentárias) 0.00 / 377118.63 / -377118.63</text:p>
          </table:table-cell>
          <table:table-cell office:value-type="string" calcext:value-type="string">
            <text:p><text:s/>01.04% Cultura 0.00 / 365284.78 / -365284.78</text:p>
          </table:table-cell>
          <table:table-cell office:value-type="string" calcext:value-type="string">
            <text:p><text:s/>00.80% Desporto e Lazer 0.00 / 279874.37 / -279874.37</text:p>
          </table:table-cell>
          <table:table-cell office:value-type="string" calcext:value-type="string">
            <text:p><text:s/>00.64% Comércio e Serviços 0.00 / 225038.31 / -225038.31</text:p>
          </table:table-cell>
          <table:table-cell office:value-type="string" calcext:value-type="string">
            <text:p><text:s/>00.34% Energia 0.00 / 118308.62 / -118308.62</text:p>
          </table:table-cell>
          <table:table-cell office:value-type="string" calcext:value-type="string">
            <text:p><text:s/>00.24% Judiciária 0.00 / 84135.81 / -84135.81</text:p>
          </table:table-cell>
          <table:table-cell office:value-type="string" calcext:value-type="string">
            <text:p><text:s/>00.08% Segurança Pública 13064.68 / 41802.40 / -28737.72</text:p>
          </table:table-cell>
          <table:table-cell office:value-type="string" calcext:value-type="string">
            <text:p><text:s/>00.08% Indústria 0.00 / 28305.24 / -28305.24</text:p>
          </table:table-cell>
          <table:table-cell office:value-type="string" calcext:value-type="string">
            <text:p><text:s/>00.07% Habitação 0.00 / 24949.03 / -24949.03</text:p>
          </table:table-cell>
          <table:table-cell office:value-type="string" calcext:value-type="string">
            <text:p><text:s/>00.05% Essencial à Justiça 0.00 / 18743.10 / -18743.10</text:p>
          </table:table-cell>
          <table:table-cell office:value-type="string" calcext:value-type="string">
            <text:p><text:s/>00.02% Trabalho 0.00 / 5708.45 / -5708.45</text:p>
          </table:table-cell>
          <table:table-cell office:value-type="string" calcext:value-type="string">
            <text:p><text:s/>00.01% Direitos da Cidadania 0.00 / 2736.80 / -2736.80</text:p>
          </table:table-cell>
          <table:table-cell office:value-type="string" calcext:value-type="string">
            <text:p><text:s/>00.01% Comunicações 0.00 / 2753.76 / -2753.76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Ciência e Tecnologia 0.00 / 142.45 / -142.45</text:p>
          </table:table-cell>
          <table:table-cell office:value-type="float" office:value="12.31" calcext:value-type="float">
            <text:p>12,31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411340" calcext:value-type="float">
            <text:p>411340</text:p>
          </table:table-cell>
          <table:table-cell office:value-type="string" calcext:value-type="string">
            <text:p><text:s text:c="2"/>Leópolis - PR</text:p>
          </table:table-cell>
          <table:table-cell office:value-type="float" office:value="4200" calcext:value-type="float">
            <text:p>4200</text:p>
          </table:table-cell>
          <table:table-cell office:value-type="float" office:value="0.640241088154127" calcext:value-type="float">
            <text:p>0,64</text:p>
          </table:table-cell>
          <table:table-cell table:formula="of:=IF([.D9] &lt; 0 ; &quot;ND&quot; ;IF([.D9]&lt;0.4;&quot;Gestão Crítica&quot;; IF( [.D9] &lt; 0.6 ;&quot;Gestão em Dificuldade&quot; ; IF( [.D9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float" office:value="12748292.96" calcext:value-type="float">
            <text:p>12748292,96</text:p>
          </table:table-cell>
          <table:table-cell office:value-type="string" calcext:value-type="string">
            <text:p><text:s/>35.26% Urbanismo 2253140.72 / 781394.29 / 1471746.43</text:p>
          </table:table-cell>
          <table:table-cell office:value-type="string" calcext:value-type="string">
            <text:p><text:s/>11.69% Legislativa 0.00 / 487802.67 / -487802.67</text:p>
          </table:table-cell>
          <table:table-cell office:value-type="string" calcext:value-type="string">
            <text:p><text:s/>08.18% Educação 2851750.41 / 3193313.57 / -341563.16</text:p>
          </table:table-cell>
          <table:table-cell office:value-type="string" calcext:value-type="string">
            <text:p><text:s/>06.53% Agricultura 124961.97 / 397653.00 / -272691.03</text:p>
          </table:table-cell>
          <table:table-cell office:value-type="string" calcext:value-type="string">
            <text:p><text:s/>06.19% Saúde 3341786.96 / 3083545.53 / 258241.43</text:p>
          </table:table-cell>
          <table:table-cell office:value-type="string" calcext:value-type="string">
            <text:p><text:s/>05.10% Previdência Social 12294.34 / 225328.33 / -213033.99</text:p>
          </table:table-cell>
          <table:table-cell office:value-type="string" calcext:value-type="string">
            <text:p><text:s/>04.25% Cultura 42143.26 / 219420.91 / -177277.65</text:p>
          </table:table-cell>
          <table:table-cell office:value-type="string" calcext:value-type="string">
            <text:p><text:s/>03.88% Administração 2241574.71 / 2403482.39 / -161907.68</text:p>
          </table:table-cell>
          <table:table-cell office:value-type="string" calcext:value-type="string">
            <text:p><text:s/>03.75% Assistência Social 449958.10 / 606425.58 / -156467.48</text:p>
          </table:table-cell>
          <table:table-cell office:value-type="string" calcext:value-type="string">
            <text:p><text:s/>02.90% Transporte 834300.51 / 713181.59 / 121118.92</text:p>
          </table:table-cell>
          <table:table-cell office:value-type="string" calcext:value-type="string">
            <text:p><text:s/>02.62% Judiciária 118578.85 / 9393.84 / 109185.01</text:p>
          </table:table-cell>
          <table:table-cell office:value-type="string" calcext:value-type="string">
            <text:p><text:s/>01.86% Saneamento 0.00 / 77643.04 / -77643.04</text:p>
          </table:table-cell>
          <table:table-cell office:value-type="string" calcext:value-type="string">
            <text:p><text:s/>01.57% Desporto e Lazer 91972.02 / 157383.54 / -65411.52</text:p>
          </table:table-cell>
          <table:table-cell office:value-type="string" calcext:value-type="string">
            <text:p><text:s/>01.47% Despesas (Intraorçamentárias) 0.00 / 61379.63 / -61379.63</text:p>
          </table:table-cell>
          <table:table-cell office:value-type="string" calcext:value-type="string">
            <text:p><text:s/>00.85% Gestão Ambiental 0.00 / 35356.35 / -35356.35</text:p>
          </table:table-cell>
          <table:table-cell office:value-type="string" calcext:value-type="string">
            <text:p><text:s/>00.69% Habitação 0.00 / 28839.68 / -28839.68</text:p>
          </table:table-cell>
          <table:table-cell office:value-type="string" calcext:value-type="string">
            <text:p><text:s/>00.67% Indústria 0.00 / 27917.97 / -27917.97</text:p>
          </table:table-cell>
          <table:table-cell office:value-type="string" calcext:value-type="string">
            <text:p><text:s/>00.49% Encargos Especiais 300374.50 / 279807.82 / 20566.68</text:p>
          </table:table-cell>
          <table:table-cell office:value-type="string" calcext:value-type="string">
            <text:p><text:s/>00.42% Ciência e Tecnologia 0.00 / 17422.72 / -17422.72</text:p>
          </table:table-cell>
          <table:table-cell office:value-type="string" calcext:value-type="string">
            <text:p><text:s/>00.33% Segurança Pública 0.00 / 13690.84 / -13690.84</text:p>
          </table:table-cell>
          <table:table-cell office:value-type="string" calcext:value-type="string">
            <text:p><text:s/>00.33% Direitos da Cidadania 0.00 / 13814.50 / -13814.50</text:p>
          </table:table-cell>
          <table:table-cell office:value-type="string" calcext:value-type="string">
            <text:p><text:s/>00.31% Relações Exteriores 12844.95 / 0.00 / 12844.95</text:p>
          </table:table-cell>
          <table:table-cell office:value-type="string" calcext:value-type="string">
            <text:p><text:s/>00.18% Energia 0.00 / 7721.08 / -7721.08</text:p>
          </table:table-cell>
          <table:table-cell office:value-type="string" calcext:value-type="string">
            <text:p><text:s/>00.18% Comércio e Serviços 72611.66 / 80068.46 / -7456.80</text:p>
          </table:table-cell>
          <table:table-cell office:value-type="string" calcext:value-type="string">
            <text:p><text:s/>00.16% Trabalho 0.00 / 6806.54 / -6806.54</text:p>
          </table:table-cell>
          <table:table-cell office:value-type="string" calcext:value-type="string">
            <text:p><text:s/>00.15% Comunicações 0.00 / 6061.08 / -6061.08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efesa Nacional 0.00 / 66.62 / -66.62</text:p>
          </table:table-cell>
          <table:table-cell office:value-type="float" office:value="1.8" calcext:value-type="float">
            <text:p>1,8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521250" calcext:value-type="float">
            <text:p>521250</text:p>
          </table:table-cell>
          <table:table-cell table:style-name="ce2" office:value-type="string" calcext:value-type="string">
            <text:p><text:s text:c="2"/>Luziânia - GO</text:p>
          </table:table-cell>
          <table:table-cell office:value-type="float" office:value="188181" calcext:value-type="float">
            <text:p>188181</text:p>
          </table:table-cell>
          <table:table-cell office:value-type="float" office:value="-1" calcext:value-type="float">
            <text:p>-1,00</text:p>
          </table:table-cell>
          <table:table-cell table:formula="of:=IF([.D10] &lt; 0 ; &quot;ND&quot; ;IF([.D10]&lt;0.4;&quot;Gestão Crítica&quot;; IF( [.D10] &lt; 0.6 ;&quot;Gestão em Dificuldade&quot; ; IF( [.D10]&lt;0.8;&quot;Gestão Boa&quot;;&quot;Gestão de Excelência&quot;))))" office:value-type="string" office:string-value="ND" calcext:value-type="string">
            <text:p>ND</text:p>
          </table:table-cell>
          <table:table-cell office:value-type="float" office:value="272958636.93" calcext:value-type="float">
            <text:p>272958636,93</text:p>
          </table:table-cell>
          <table:table-cell table:style-name="ce9" office:value-type="string" calcext:value-type="string">
            <text:p><text:s/>79.03% Saneamento 978537537.45 / 14501865.67 / 964035671.78</text:p>
          </table:table-cell>
          <table:table-cell office:value-type="string" calcext:value-type="string">
            <text:p><text:s/>08.92% Saúde 0.00 / 108838899.79 / -108838899.79</text:p>
          </table:table-cell>
          <table:table-cell office:value-type="string" calcext:value-type="string">
            <text:p><text:s/>03.44% Urbanismo 5691409.43 / 47705976.98 / -42014567.55</text:p>
          </table:table-cell>
          <table:table-cell office:value-type="string" calcext:value-type="string">
            <text:p><text:s/>02.02% Educação 94231500.84 / 118856461.29 / -24624960.45</text:p>
          </table:table-cell>
          <table:table-cell office:value-type="string" calcext:value-type="string">
            <text:p><text:s/>01.73% Administração 52550257.12 / 73659234.23 / -21108977.11</text:p>
          </table:table-cell>
          <table:table-cell office:value-type="string" calcext:value-type="string">
            <text:p><text:s/>01.15% Previdência Social 0.00 / 14020804.51 / -14020804.51</text:p>
          </table:table-cell>
          <table:table-cell office:value-type="string" calcext:value-type="string">
            <text:p><text:s/>00.63% Encargos Especiais 2682009.86 / 10386808.63 / -7704798.77</text:p>
          </table:table-cell>
          <table:table-cell office:value-type="string" calcext:value-type="string">
            <text:p><text:s/>00.56% Habitação 0.00 / 6816386.66 / -6816386.66</text:p>
          </table:table-cell>
          <table:table-cell office:value-type="string" calcext:value-type="string">
            <text:p><text:s/>00.44% Despesas (Intraorçamentárias) 0.00 / 5322591.92 / -5322591.92</text:p>
          </table:table-cell>
          <table:table-cell office:value-type="string" calcext:value-type="string">
            <text:p><text:s/>00.34% Segurança Pública 956958.71 / 5115301.03 / -4158342.32</text:p>
          </table:table-cell>
          <table:table-cell office:value-type="string" calcext:value-type="string">
            <text:p><text:s/>00.31% Assistência Social 15718535.96 / 11876227.03 / 3842308.93</text:p>
          </table:table-cell>
          <table:table-cell office:value-type="string" calcext:value-type="string">
            <text:p><text:s/>00.30% Legislativa 8911235.76 / 12610026.13 / -3698790.37</text:p>
          </table:table-cell>
          <table:table-cell office:value-type="string" calcext:value-type="string">
            <text:p><text:s/>00.19% Cultura 1673605.19 / 4035625.20 / -2362020.01</text:p>
          </table:table-cell>
          <table:table-cell office:value-type="string" calcext:value-type="string">
            <text:p><text:s/>00.15% Comércio e Serviços 0.00 / 1815258.17 / -1815258.17</text:p>
          </table:table-cell>
          <table:table-cell office:value-type="string" calcext:value-type="string">
            <text:p><text:s/>00.12% Desporto e Lazer 1691949.30 / 3171331.55 / -1479382.25</text:p>
          </table:table-cell>
          <table:table-cell office:value-type="string" calcext:value-type="string">
            <text:p><text:s/>00.11% Transporte 12931366.04 / 11552677.89 / 1378688.15</text:p>
          </table:table-cell>
          <table:table-cell office:value-type="string" calcext:value-type="string">
            <text:p><text:s/>00.11% Essencial à Justiça 0.00 / 1385915.21 / -1385915.21</text:p>
          </table:table-cell>
          <table:table-cell office:value-type="string" calcext:value-type="string">
            <text:p><text:s/>00.11% Energia 247523.15 / 1567926.48 / -1320403.33</text:p>
          </table:table-cell>
          <table:table-cell office:value-type="string" calcext:value-type="string">
            <text:p><text:s/>00.09% Gestão Ambiental 1351985.15 / 2429772.15 / -1077787.00</text:p>
          </table:table-cell>
          <table:table-cell office:value-type="string" calcext:value-type="string">
            <text:p><text:s/>00.09% Agricultura 1735878.64 / 2837688.24 / -1101809.60</text:p>
          </table:table-cell>
          <table:table-cell office:value-type="string" calcext:value-type="string">
            <text:p><text:s/>00.04% Judiciária 1176850.64 / 1616093.74 / -439243.10</text:p>
          </table:table-cell>
          <table:table-cell office:value-type="string" calcext:value-type="string">
            <text:p><text:s/>00.03% Trabalho 1224320.39 / 828691.08 / 395629.31</text:p>
          </table:table-cell>
          <table:table-cell office:value-type="string" calcext:value-type="string">
            <text:p><text:s/>00.03% Direitos da Cidadania 0.00 / 411557.49 / -411557.49</text:p>
          </table:table-cell>
          <table:table-cell office:value-type="string" calcext:value-type="string">
            <text:p><text:s/>00.03% Comunicações 404939.99 / 88898.74 / 316041.25</text:p>
          </table:table-cell>
          <table:table-cell office:value-type="string" calcext:value-type="string">
            <text:p><text:s/>00.01% Indústria 300879.69 / 234489.09 / 66390.60</text:p>
          </table:table-cell>
          <table:table-cell office:value-type="string" calcext:value-type="string">
            <text:p><text:s/>00.01% Ciência e Tecnologia 0.00 / 79808.35 / -79808.35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efesa Nacional 0.00 / 5977.52 / -5977.52</text:p>
          </table:table-cell>
          <table:table-cell office:value-type="float" office:value="11.93" calcext:value-type="float">
            <text:p>11,93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353410" calcext:value-type="float">
            <text:p>353410</text:p>
          </table:table-cell>
          <table:table-cell table:style-name="ce2" office:value-type="string" calcext:value-type="string">
            <text:p><text:s text:c="2"/>Oriente - SP</text:p>
          </table:table-cell>
          <table:table-cell office:value-type="float" office:value="6366" calcext:value-type="float">
            <text:p>6366</text:p>
          </table:table-cell>
          <table:table-cell office:value-type="float" office:value="0.66790273997709" calcext:value-type="float">
            <text:p>0,67</text:p>
          </table:table-cell>
          <table:table-cell table:formula="of:=IF([.D11] &lt; 0 ; &quot;ND&quot; ;IF([.D11]&lt;0.4;&quot;Gestão Crítica&quot;; IF( [.D11] &lt; 0.6 ;&quot;Gestão em Dificuldade&quot; ; IF( [.D11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float" office:value="13214539.87" calcext:value-type="float">
            <text:p>13214539,87</text:p>
          </table:table-cell>
          <table:table-cell table:style-name="ce9" office:value-type="string" calcext:value-type="string">
            <text:p><text:s/>29.65% Direitos da Cidadania 2640511.44 / 0.00 / 2640511.44</text:p>
          </table:table-cell>
          <table:table-cell office:value-type="string" calcext:value-type="string">
            <text:p><text:s/>17.03% Educação 2999212.68 / 4515405.59 / -1516192.91</text:p>
          </table:table-cell>
          <table:table-cell office:value-type="string" calcext:value-type="string">
            <text:p><text:s/>13.71% Urbanismo 0.00 / 1221184.76 / -1221184.76</text:p>
          </table:table-cell>
          <table:table-cell office:value-type="string" calcext:value-type="string">
            <text:p><text:s/>09.49% Administração 1711727.82 / 2556616.98 / -844889.16</text:p>
          </table:table-cell>
          <table:table-cell office:value-type="string" calcext:value-type="string">
            <text:p><text:s/>08.74% Habitação 784014.67 / 6089.46 / 777925.21</text:p>
          </table:table-cell>
          <table:table-cell office:value-type="string" calcext:value-type="string">
            <text:p><text:s/>03.79% Previdência Social 0.00 / 337573.52 / -337573.52</text:p>
          </table:table-cell>
          <table:table-cell office:value-type="string" calcext:value-type="string">
            <text:p><text:s/>03.24% Agricultura 31542.34 / 320485.05 / -288942.71</text:p>
          </table:table-cell>
          <table:table-cell office:value-type="string" calcext:value-type="string">
            <text:p><text:s/>02.88% Encargos Especiais 97832.79 / 354493.60 / -256660.81</text:p>
          </table:table-cell>
          <table:table-cell office:value-type="string" calcext:value-type="string">
            <text:p><text:s/>02.68% Transporte 429557.35 / 668406.94 / -238849.59</text:p>
          </table:table-cell>
          <table:table-cell office:value-type="string" calcext:value-type="string">
            <text:p><text:s/>02.37% Despesas (Intraorçamentárias) 0.00 / 211214.96 / -211214.96</text:p>
          </table:table-cell>
          <table:table-cell office:value-type="string" calcext:value-type="string">
            <text:p><text:s/>01.78% Saúde 3206258.41 / 3365014.89 / -158756.48</text:p>
          </table:table-cell>
          <table:table-cell office:value-type="string" calcext:value-type="string">
            <text:p><text:s/>01.32% Saneamento 0.00 / 117854.59 / -117854.59</text:p>
          </table:table-cell>
          <table:table-cell office:value-type="string" calcext:value-type="string">
            <text:p><text:s/>00.87% Gestão Ambiental 0.00 / 77587.21 / -77587.21</text:p>
          </table:table-cell>
          <table:table-cell office:value-type="string" calcext:value-type="string">
            <text:p><text:s/>00.73% Cultura 63827.20 / 128852.75 / -65025.55</text:p>
          </table:table-cell>
          <table:table-cell office:value-type="string" calcext:value-type="string">
            <text:p><text:s/>00.43% Segurança Pública 0.00 / 37969.73 / -37969.73</text:p>
          </table:table-cell>
          <table:table-cell office:value-type="string" calcext:value-type="string">
            <text:p><text:s/>00.35% Comércio e Serviços 0.00 / 30734.01 / -30734.01</text:p>
          </table:table-cell>
          <table:table-cell office:value-type="string" calcext:value-type="string">
            <text:p><text:s/>00.30% Judiciária 0.00 / 26950.62 / -26950.62</text:p>
          </table:table-cell>
          <table:table-cell office:value-type="string" calcext:value-type="string">
            <text:p><text:s/>00.20% Energia 0.00 / 18148.93 / -18148.93</text:p>
          </table:table-cell>
          <table:table-cell office:value-type="string" calcext:value-type="string">
            <text:p><text:s/>00.15% Legislativa 479846.88 / 493571.64 / -13724.76</text:p>
          </table:table-cell>
          <table:table-cell office:value-type="string" calcext:value-type="string">
            <text:p><text:s/>00.09% Assistência Social 554257.45 / 562489.48 / -8232.03</text:p>
          </table:table-cell>
          <table:table-cell office:value-type="string" calcext:value-type="string">
            <text:p><text:s/>00.08% Desporto e Lazer 215950.84 / 208395.17 / 7555.67</text:p>
          </table:table-cell>
          <table:table-cell office:value-type="string" calcext:value-type="string">
            <text:p><text:s/>00.07% Trabalho 0.00 / 6292.78 / -6292.78</text:p>
          </table:table-cell>
          <table:table-cell office:value-type="string" calcext:value-type="string">
            <text:p><text:s/>00.02% Comunicações 0.00 / 2027.23 / -2027.23</text:p>
          </table:table-cell>
          <table:table-cell office:value-type="string" calcext:value-type="string">
            <text:p><text:s/>00.01% Indústria 0.00 / 480.00 / -480.00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efesa Nacional 0.00 / 19.00 / -19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10.89" calcext:value-type="float">
            <text:p>10,89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220915" calcext:value-type="float">
            <text:p>220915</text:p>
          </table:table-cell>
          <table:table-cell table:style-name="ce1" office:value-type="string" calcext:value-type="string">
            <text:p><text:s text:c="2"/>Santa Cruz dos Milagres - PI</text:p>
          </table:table-cell>
          <table:table-cell office:value-type="float" office:value="3893" calcext:value-type="float">
            <text:p>3893</text:p>
          </table:table-cell>
          <table:table-cell office:value-type="float" office:value="-1" calcext:value-type="float">
            <text:p>-1,00</text:p>
          </table:table-cell>
          <table:table-cell table:formula="of:=IF([.D12] &lt; 0 ; &quot;ND&quot; ;IF([.D12]&lt;0.4;&quot;Gestão Crítica&quot;; IF( [.D12] &lt; 0.6 ;&quot;Gestão em Dificuldade&quot; ; IF( [.D12]&lt;0.8;&quot;Gestão Boa&quot;;&quot;Gestão de Excelência&quot;))))" office:value-type="string" office:string-value="ND" calcext:value-type="string">
            <text:p>ND</text:p>
          </table:table-cell>
          <table:table-cell office:value-type="float" office:value="6412957.74" calcext:value-type="float">
            <text:p>6412957,74</text:p>
          </table:table-cell>
          <table:table-cell office:value-type="string" calcext:value-type="string">
            <text:p><text:s/>24.04% Saúde 1329065.32 / 2533333.56 / -1204268.24</text:p>
          </table:table-cell>
          <table:table-cell office:value-type="string" calcext:value-type="string">
            <text:p><text:s/>16.99% Educação 2244795.78 / 3096119.54 / -851323.76</text:p>
          </table:table-cell>
          <table:table-cell office:value-type="string" calcext:value-type="string">
            <text:p><text:s/>10.56% Administração 1295282.22 / 1824131.93 / -528849.71</text:p>
          </table:table-cell>
          <table:table-cell office:value-type="string" calcext:value-type="string">
            <text:p><text:s/>09.67% Urbanismo 180823.54 / 665343.73 / -484520.19</text:p>
          </table:table-cell>
          <table:table-cell office:value-type="string" calcext:value-type="string">
            <text:p><text:s/>09.54% Transporte 0.00 / 477967.84 / -477967.84</text:p>
          </table:table-cell>
          <table:table-cell office:value-type="string" calcext:value-type="string">
            <text:p><text:s/>04.72% Agricultura 54048.90 / 290433.72 / -236384.82</text:p>
          </table:table-cell>
          <table:table-cell office:value-type="string" calcext:value-type="string">
            <text:p><text:s/>04.66% Energia 258149.58 / 24468.14 / 233681.44</text:p>
          </table:table-cell>
          <table:table-cell office:value-type="string" calcext:value-type="string">
            <text:p><text:s/>03.81% Encargos Especiais 0.00 / 190881.30 / -190881.30</text:p>
          </table:table-cell>
          <table:table-cell office:value-type="string" calcext:value-type="string">
            <text:p><text:s/>02.32% Assistência Social 380432.55 / 496852.98 / -116420.43</text:p>
          </table:table-cell>
          <table:table-cell office:value-type="string" calcext:value-type="string">
            <text:p><text:s/>02.21% Cultura 15600.00 / 126520.60 / -110920.60</text:p>
          </table:table-cell>
          <table:table-cell office:value-type="string" calcext:value-type="string">
            <text:p><text:s/>02.16% Relações Exteriores 108360.00 / 0.00 / 108360.00</text:p>
          </table:table-cell>
          <table:table-cell office:value-type="string" calcext:value-type="string">
            <text:p><text:s/>02.15% Desporto e Lazer 2492.10 / 110449.36 / -107957.26</text:p>
          </table:table-cell>
          <table:table-cell office:value-type="string" calcext:value-type="string">
            <text:p><text:s/>01.38% Legislativa 364233.11 / 433187.98 / -68954.87</text:p>
          </table:table-cell>
          <table:table-cell office:value-type="string" calcext:value-type="string">
            <text:p><text:s/>01.34% Gestão Ambiental 0.00 / 67374.54 / -67374.54</text:p>
          </table:table-cell>
          <table:table-cell office:value-type="string" calcext:value-type="string">
            <text:p><text:s/>01.14% Previdência Social 170864.00 / 113998.02 / 56865.98</text:p>
          </table:table-cell>
          <table:table-cell office:value-type="string" calcext:value-type="string">
            <text:p><text:s/>01.05% Saneamento 0.00 / 52416.59 / -52416.59</text:p>
          </table:table-cell>
          <table:table-cell office:value-type="string" calcext:value-type="string">
            <text:p><text:s/>00.65% Habitação 0.00 / 32573.30 / -32573.30</text:p>
          </table:table-cell>
          <table:table-cell office:value-type="string" calcext:value-type="string">
            <text:p><text:s/>00.55% Despesas (Intraorçamentárias) 0.00 / 27678.03 / -27678.03</text:p>
          </table:table-cell>
          <table:table-cell office:value-type="string" calcext:value-type="string">
            <text:p><text:s/>00.51% Judiciária 160.64 / 25587.58 / -25426.94</text:p>
          </table:table-cell>
          <table:table-cell office:value-type="string" calcext:value-type="string">
            <text:p><text:s/>00.16% Comércio e Serviços 0.00 / 7972.31 / -7972.31</text:p>
          </table:table-cell>
          <table:table-cell office:value-type="string" calcext:value-type="string">
            <text:p><text:s/>00.11% Comunicações 8650.00 / 2904.67 / 5745.33</text:p>
          </table:table-cell>
          <table:table-cell office:value-type="string" calcext:value-type="string">
            <text:p><text:s/>00.10% Segurança Pública 0.00 / 4987.79 / -4987.79</text:p>
          </table:table-cell>
          <table:table-cell office:value-type="string" calcext:value-type="string">
            <text:p><text:s/>00.08% Indústria 0.00 / 4165.42 / -4165.42</text:p>
          </table:table-cell>
          <table:table-cell office:value-type="string" calcext:value-type="string">
            <text:p><text:s/>00.06% Trabalho 0.00 / 2897.79 / -2897.79</text:p>
          </table:table-cell>
          <table:table-cell office:value-type="string" calcext:value-type="string">
            <text:p><text:s/>00.03% Defesa Nacional 0.00 / 1370.71 / -1370.71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9.23" calcext:value-type="float">
            <text:p>9,23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354780" calcext:value-type="float">
            <text:p>354780</text:p>
          </table:table-cell>
          <table:table-cell office:value-type="string" calcext:value-type="string">
            <text:p><text:s text:c="2"/>Santo André - SP</text:p>
          </table:table-cell>
          <table:table-cell office:value-type="float" office:value="704942" calcext:value-type="float">
            <text:p>704942</text:p>
          </table:table-cell>
          <table:table-cell table:style-name="ce12" office:value-type="float" office:value="0.744356277364496" calcext:value-type="float">
            <text:p>0,74</text:p>
          </table:table-cell>
          <table:table-cell table:formula="of:=IF([.D13] &lt; 0 ; &quot;ND&quot; ;IF([.D13]&lt;0.4;&quot;Gestão Crítica&quot;; IF( [.D13] &lt; 0.6 ;&quot;Gestão em Dificuldade&quot; ; IF( [.D13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float" office:value="1762057406.29" calcext:value-type="float">
            <text:p>1762057406,29</text:p>
          </table:table-cell>
          <table:table-cell office:value-type="string" calcext:value-type="string">
            <text:p><text:s/>19.44% Administração 315940474.50 / 149274012.21 / 166666462.29</text:p>
          </table:table-cell>
          <table:table-cell office:value-type="string" calcext:value-type="string">
            <text:p><text:s/>14.43% Saneamento 163939827.16 / 40233614.91 / 123706212.25</text:p>
          </table:table-cell>
          <table:table-cell office:value-type="string" calcext:value-type="string">
            <text:p><text:s/>09.42% Educação 273964109.69 / 354751201.83 / -80787092.14</text:p>
          </table:table-cell>
          <table:table-cell office:value-type="string" calcext:value-type="string">
            <text:p><text:s/>08.18% Urbanismo 71742736.48 / 141913178.00 / -70170441.52</text:p>
          </table:table-cell>
          <table:table-cell office:value-type="string" calcext:value-type="string">
            <text:p><text:s/>08.15% Despesas (Intraorçamentárias) 133498750.89 / 63583861.17 / 69914889.72</text:p>
          </table:table-cell>
          <table:table-cell office:value-type="string" calcext:value-type="string">
            <text:p><text:s/>07.67% Gestão Ambiental 80095955.35 / 14312552.09 / 65783403.26</text:p>
          </table:table-cell>
          <table:table-cell office:value-type="string" calcext:value-type="string">
            <text:p><text:s/>07.21% Saúde 412733833.30 / 474528004.29 / -61794170.99</text:p>
          </table:table-cell>
          <table:table-cell office:value-type="string" calcext:value-type="string">
            <text:p><text:s/>05.84% Encargos Especiais 9522788.47 / 59582366.97 / -50059578.50</text:p>
          </table:table-cell>
          <table:table-cell office:value-type="string" calcext:value-type="string">
            <text:p><text:s/>05.00% Previdência Social 177080694.69 / 134200435.38 / 42880259.31</text:p>
          </table:table-cell>
          <table:table-cell office:value-type="string" calcext:value-type="string">
            <text:p><text:s/>03.09% Segurança Pública 43447886.30 / 16968401.59 / 26479484.71</text:p>
          </table:table-cell>
          <table:table-cell office:value-type="string" calcext:value-type="string">
            <text:p><text:s/>03.05% Transporte 66645149.14 / 40460648.83 / 26184500.31</text:p>
          </table:table-cell>
          <table:table-cell office:value-type="string" calcext:value-type="string">
            <text:p><text:s/>02.25% Judiciária 20700125.46 / 1405600.91 / 19294524.55</text:p>
          </table:table-cell>
          <table:table-cell office:value-type="string" calcext:value-type="string">
            <text:p><text:s/>01.54% Habitação 24393183.94 / 11227900.41 / 13165283.53</text:p>
          </table:table-cell>
          <table:table-cell office:value-type="string" calcext:value-type="string">
            <text:p><text:s/>01.07% Assistência Social 20420946.88 / 29624597.73 / -9203650.85</text:p>
          </table:table-cell>
          <table:table-cell office:value-type="string" calcext:value-type="string">
            <text:p><text:s/>00.77% Cultura 17393033.34 / 10793813.61 / 6599219.73</text:p>
          </table:table-cell>
          <table:table-cell office:value-type="string" calcext:value-type="string">
            <text:p><text:s/>00.59% Essencial à Justiça 0.00 / 5096841.35 / -5096841.35</text:p>
          </table:table-cell>
          <table:table-cell office:value-type="string" calcext:value-type="string">
            <text:p><text:s/>00.45% Comunicações 0.00 / 3872493.16 / -3872493.16</text:p>
          </table:table-cell>
          <table:table-cell office:value-type="string" calcext:value-type="string">
            <text:p><text:s/>00.43% Direitos da Cidadania 5828676.96 / 2119194.12 / 3709482.84</text:p>
          </table:table-cell>
          <table:table-cell office:value-type="string" calcext:value-type="string">
            <text:p><text:s/>00.28% Trabalho 7463503.30 / 5061191.98 / 2402311.32</text:p>
          </table:table-cell>
          <table:table-cell office:value-type="string" calcext:value-type="string">
            <text:p><text:s/>00.27% Desporto e Lazer 14179742.20 / 11848384.98 / 2331357.22</text:p>
          </table:table-cell>
          <table:table-cell office:value-type="string" calcext:value-type="string">
            <text:p><text:s/>00.26% Comércio e Serviços 0.00 / 2224703.72 / -2224703.72</text:p>
          </table:table-cell>
          <table:table-cell office:value-type="string" calcext:value-type="string">
            <text:p><text:s/>00.23% Energia 0.00 / 2008820.39 / -2008820.39</text:p>
          </table:table-cell>
          <table:table-cell office:value-type="string" calcext:value-type="string">
            <text:p><text:s/>00.10% Legislativa 35395765.58 / 34519486.62 / 876278.96</text:p>
          </table:table-cell>
          <table:table-cell office:value-type="string" calcext:value-type="string">
            <text:p><text:s/>00.09% Ciência e Tecnologia 0.00 / 797963.07 / -797963.07</text:p>
          </table:table-cell>
          <table:table-cell office:value-type="string" calcext:value-type="string">
            <text:p><text:s/>00.07% Agricultura 417241.84 / 999419.72 / -582177.88</text:p>
          </table:table-cell>
          <table:table-cell office:value-type="string" calcext:value-type="string">
            <text:p><text:s/>00.04% Relações Exteriores 359577.11 / 56934.73 / 302642.38</text:p>
          </table:table-cell>
          <table:table-cell office:value-type="string" calcext:value-type="string">
            <text:p><text:s/>00.04% Defesa Nacional 392154.60 / 35078.67 / 357075.93</text:p>
          </table:table-cell>
          <table:table-cell office:value-type="string" calcext:value-type="string">
            <text:p><text:s/>00.01% Indústria 0.00 / 86097.69 / -86097.69</text:p>
          </table:table-cell>
          <table:table-cell office:value-type="string" calcext:value-type="string">
            <text:p><text:s/>00.00% Organização Agrária 0.00 / 15.00 / -15.00</text:p>
          </table:table-cell>
          <table:table-cell office:value-type="float" office:value="1.52" calcext:value-type="float">
            <text:p>1,52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354870" calcext:value-type="float">
            <text:p>354870</text:p>
          </table:table-cell>
          <table:table-cell office:value-type="string" calcext:value-type="string">
            <text:p><text:s text:c="2"/>São Bernardo do Campo - SP</text:p>
          </table:table-cell>
          <table:table-cell office:value-type="float" office:value="805895" calcext:value-type="float">
            <text:p>805895</text:p>
          </table:table-cell>
          <table:table-cell office:value-type="float" office:value="0.7873" calcext:value-type="float">
            <text:p>0,79</text:p>
          </table:table-cell>
          <table:table-cell table:formula="of:=IF([.D14] &lt; 0 ; &quot;ND&quot; ;IF([.D14]&lt;0.4;&quot;Gestão Crítica&quot;; IF( [.D14] &lt; 0.6 ;&quot;Gestão em Dificuldade&quot; ; IF( [.D14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float" office:value="3058056916.88" calcext:value-type="float">
            <text:p>3058056916,88</text:p>
          </table:table-cell>
          <table:table-cell office:value-type="string" calcext:value-type="string">
            <text:p><text:s/>18.18% Urbanismo 444697397.77 / 152517271.39 / 292180126.38</text:p>
          </table:table-cell>
          <table:table-cell office:value-type="string" calcext:value-type="string">
            <text:p><text:s/>16.99% Saúde 812835389.26 / 539803841.87 / 273031547.39</text:p>
          </table:table-cell>
          <table:table-cell office:value-type="string" calcext:value-type="string">
            <text:p><text:s/>12.28% Educação 607228379.89 / 409899088.33 / 197329291.56</text:p>
          </table:table-cell>
          <table:table-cell office:value-type="string" calcext:value-type="string">
            <text:p><text:s/>11.97% Transporte 226869501.67 / 34476677.14 / 192392824.53</text:p>
          </table:table-cell>
          <table:table-cell office:value-type="string" calcext:value-type="string">
            <text:p><text:s/>08.13% Previdência Social 292846834.95 / 162190357.02 / 130656477.93</text:p>
          </table:table-cell>
          <table:table-cell office:value-type="string" calcext:value-type="string">
            <text:p><text:s/>06.40% Habitação 111597457.04 / 8708177.66 / 102889279.38</text:p>
          </table:table-cell>
          <table:table-cell office:value-type="string" calcext:value-type="string">
            <text:p><text:s/>05.71% Despesas (Intraorçamentárias) 157843247.49 / 65982731.54 / 91860515.95</text:p>
          </table:table-cell>
          <table:table-cell office:value-type="string" calcext:value-type="string">
            <text:p><text:s/>04.84% Saneamento 3097187.53 / 80881936.49 / -77784748.96</text:p>
          </table:table-cell>
          <table:table-cell office:value-type="string" calcext:value-type="string">
            <text:p><text:s/>02.40% Administração 162271335.38 / 200883930.57 / -38612595.19</text:p>
          </table:table-cell>
          <table:table-cell office:value-type="string" calcext:value-type="string">
            <text:p><text:s/>02.26% Segurança Pública 58031368.41 / 21745494.36 / 36285874.05</text:p>
          </table:table-cell>
          <table:table-cell office:value-type="string" calcext:value-type="string">
            <text:p><text:s/>01.89% Encargos Especiais 101892316.38 / 71567087.13 / 30325229.25</text:p>
          </table:table-cell>
          <table:table-cell office:value-type="string" calcext:value-type="string">
            <text:p><text:s/>01.75% Comunicações 29597571.36 / 1484280.78 / 28113290.58</text:p>
          </table:table-cell>
          <table:table-cell office:value-type="string" calcext:value-type="string">
            <text:p><text:s/>01.45% Desporto e Lazer 35571149.54 / 12226795.68 / 23344353.86</text:p>
          </table:table-cell>
          <table:table-cell office:value-type="string" calcext:value-type="string">
            <text:p><text:s/>01.11% Direitos da Cidadania 19158692.65 / 1396943.61 / 17761749.04</text:p>
          </table:table-cell>
          <table:table-cell office:value-type="string" calcext:value-type="string">
            <text:p><text:s/>00.88% Legislativa 54323610.46 / 40157198.68 / 14166411.78</text:p>
          </table:table-cell>
          <table:table-cell office:value-type="string" calcext:value-type="string">
            <text:p><text:s/>00.66% Cultura 21874811.94 / 11303543.61 / 10571268.33</text:p>
          </table:table-cell>
          <table:table-cell office:value-type="string" calcext:value-type="string">
            <text:p><text:s/>00.64% Comércio e Serviços 12993659.62 / 2710715.21 / 10282944.41</text:p>
          </table:table-cell>
          <table:table-cell office:value-type="string" calcext:value-type="string">
            <text:p><text:s/>00.63% Essencial à Justiça 13990628.59 / 3889962.75 / 10100665.84</text:p>
          </table:table-cell>
          <table:table-cell office:value-type="string" calcext:value-type="string">
            <text:p><text:s/>00.60% Gestão Ambiental 5123580.30 / 14751831.31 / -9628251.01</text:p>
          </table:table-cell>
          <table:table-cell office:value-type="string" calcext:value-type="string">
            <text:p><text:s/>00.36% Trabalho 11674873.65 / 5869759.47 / 5805114.18</text:p>
          </table:table-cell>
          <table:table-cell office:value-type="string" calcext:value-type="string">
            <text:p><text:s/>00.29% Judiciária 0.00 / 4738255.04 / -4738255.04</text:p>
          </table:table-cell>
          <table:table-cell office:value-type="string" calcext:value-type="string">
            <text:p><text:s/>00.26% Assistência Social 31036734.88 / 35193630.27 / -4156895.39</text:p>
          </table:table-cell>
          <table:table-cell office:value-type="string" calcext:value-type="string">
            <text:p><text:s/>00.12% Energia 0.00 / 2008820.39 / -2008820.39</text:p>
          </table:table-cell>
          <table:table-cell office:value-type="string" calcext:value-type="string">
            <text:p><text:s/>00.07% Relações Exteriores 1138694.61 / 21640.74 / 1117053.87</text:p>
          </table:table-cell>
          <table:table-cell office:value-type="string" calcext:value-type="string">
            <text:p><text:s/>00.07% Ciência e Tecnologia 0.00 / 1120725.04 / -1120725.04</text:p>
          </table:table-cell>
          <table:table-cell office:value-type="string" calcext:value-type="string">
            <text:p><text:s/>00.06% Agricultura 0.00 / 926737.34 / -926737.34</text:p>
          </table:table-cell>
          <table:table-cell office:value-type="string" calcext:value-type="string">
            <text:p><text:s/>00.01% Indústria 205741.00 / 88360.64 / 117380.36</text:p>
          </table:table-cell>
          <table:table-cell office:value-type="string" calcext:value-type="string">
            <text:p><text:s/>00.00% Organização Agrária 0.00 / 15.00 / -15.00</text:p>
          </table:table-cell>
          <table:table-cell office:value-type="string" calcext:value-type="string">
            <text:p><text:s/>00.00% Defesa Nacional 0.00 / 54686.40 / -54686.40</text:p>
          </table:table-cell>
          <table:table-cell office:value-type="float" office:value="2.06" calcext:value-type="float">
            <text:p>2,06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221038" calcext:value-type="float">
            <text:p>221038</text:p>
          </table:table-cell>
          <table:table-cell table:style-name="ce1" office:value-type="string" calcext:value-type="string">
            <text:p><text:s text:c="2"/>São Miguel da Baixa Grande - PI</text:p>
          </table:table-cell>
          <table:table-cell office:value-type="float" office:value="2403" calcext:value-type="float">
            <text:p>2403</text:p>
          </table:table-cell>
          <table:table-cell office:value-type="float" office:value="-1" calcext:value-type="float">
            <text:p>-1,00</text:p>
          </table:table-cell>
          <table:table-cell table:formula="of:=IF([.D15] &lt; 0 ; &quot;ND&quot; ;IF([.D15]&lt;0.4;&quot;Gestão Crítica&quot;; IF( [.D15] &lt; 0.6 ;&quot;Gestão em Dificuldade&quot; ; IF( [.D15]&lt;0.8;&quot;Gestão Boa&quot;;&quot;Gestão de Excelência&quot;))))" office:value-type="string" office:string-value="ND" calcext:value-type="string">
            <text:p>ND</text:p>
          </table:table-cell>
          <table:table-cell office:value-type="float" office:value="6412957.74" calcext:value-type="float">
            <text:p>6412957,74</text:p>
          </table:table-cell>
          <table:table-cell office:value-type="string" calcext:value-type="string">
            <text:p><text:s/>26.74% Administração 1295282.22 / 2474381.28 / -1179099.06</text:p>
          </table:table-cell>
          <table:table-cell office:value-type="string" calcext:value-type="string">
            <text:p><text:s/>17.55% Saúde 1329065.32 / 2102891.93 / -773826.61</text:p>
          </table:table-cell>
          <table:table-cell office:value-type="string" calcext:value-type="string">
            <text:p><text:s/>12.16% Transporte 0.00 / 536035.99 / -536035.99</text:p>
          </table:table-cell>
          <table:table-cell office:value-type="string" calcext:value-type="string">
            <text:p><text:s/>08.31% Urbanismo 180823.54 / 547072.89 / -366249.35</text:p>
          </table:table-cell>
          <table:table-cell office:value-type="string" calcext:value-type="string">
            <text:p><text:s/>07.14% Agricultura 54048.90 / 368921.03 / -314872.13</text:p>
          </table:table-cell>
          <table:table-cell office:value-type="string" calcext:value-type="string">
            <text:p><text:s/>05.42% Energia 258149.58 / 18981.64 / 239167.94</text:p>
          </table:table-cell>
          <table:table-cell office:value-type="string" calcext:value-type="string">
            <text:p><text:s/>04.60% Educação 2244795.78 / 2042066.88 / 202728.90</text:p>
          </table:table-cell>
          <table:table-cell office:value-type="string" calcext:value-type="string">
            <text:p><text:s/>03.72% Encargos Especiais 0.00 / 164221.82 / -164221.82</text:p>
          </table:table-cell>
          <table:table-cell office:value-type="string" calcext:value-type="string">
            <text:p><text:s/>03.25% Assistência Social 380432.55 / 523602.03 / -143169.48</text:p>
          </table:table-cell>
          <table:table-cell office:value-type="string" calcext:value-type="string">
            <text:p><text:s/>02.46% Relações Exteriores 108360.00 / 0.00 / 108360.00</text:p>
          </table:table-cell>
          <table:table-cell office:value-type="string" calcext:value-type="string">
            <text:p><text:s/>01.93% Desporto e Lazer 2492.10 / 87632.53 / -85140.43</text:p>
          </table:table-cell>
          <table:table-cell office:value-type="string" calcext:value-type="string">
            <text:p><text:s/>01.53% Previdência Social 170864.00 / 103534.35 / 67329.65</text:p>
          </table:table-cell>
          <table:table-cell office:value-type="string" calcext:value-type="string">
            <text:p><text:s/>01.04% Cultura 15600.00 / 61235.23 / -45635.23</text:p>
          </table:table-cell>
          <table:table-cell office:value-type="string" calcext:value-type="string">
            <text:p><text:s/>00.80% Comércio e Serviços 0.00 / 35060.26 / -35060.26</text:p>
          </table:table-cell>
          <table:table-cell office:value-type="string" calcext:value-type="string">
            <text:p><text:s/>00.69% Legislativa 364233.11 / 394639.83 / -30406.72</text:p>
          </table:table-cell>
          <table:table-cell office:value-type="string" calcext:value-type="string">
            <text:p><text:s/>00.66% Habitação 0.00 / 28889.86 / -28889.86</text:p>
          </table:table-cell>
          <table:table-cell office:value-type="string" calcext:value-type="string">
            <text:p><text:s/>00.61% Gestão Ambiental 0.00 / 26936.87 / -26936.87</text:p>
          </table:table-cell>
          <table:table-cell office:value-type="string" calcext:value-type="string">
            <text:p><text:s/>00.48% Saneamento 0.00 / 21342.86 / -21342.86</text:p>
          </table:table-cell>
          <table:table-cell office:value-type="string" calcext:value-type="string">
            <text:p><text:s/>00.35% Organização Agrária 0.00 / 15631.28 / -15631.28</text:p>
          </table:table-cell>
          <table:table-cell office:value-type="string" calcext:value-type="string">
            <text:p><text:s/>00.17% Comunicações 8650.00 / 1360.16 / 7289.84</text:p>
          </table:table-cell>
          <table:table-cell office:value-type="string" calcext:value-type="string">
            <text:p><text:s/>00.14% Segurança Pública 0.00 / 6172.45 / -6172.45</text:p>
          </table:table-cell>
          <table:table-cell office:value-type="string" calcext:value-type="string">
            <text:p><text:s/>00.09% Ciência e Tecnologia 0.00 / 3811.27 / -3811.27</text:p>
          </table:table-cell>
          <table:table-cell office:value-type="string" calcext:value-type="string">
            <text:p><text:s/>00.08% Trabalho 0.00 / 3361.66 / -3361.66</text:p>
          </table:table-cell>
          <table:table-cell office:value-type="string" calcext:value-type="string">
            <text:p><text:s/>00.08% Judiciária 160.64 / 3481.53 / -3320.89</text:p>
          </table:table-cell>
          <table:table-cell office:value-type="string" calcext:value-type="string">
            <text:p><text:s/>00.01% Indústria 0.00 / 658.60 / -658.6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Despesas (Intraorçamentárias)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float" office:value="10.55" calcext:value-type="float">
            <text:p>10,55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355030" calcext:value-type="float">
            <text:p>355030</text:p>
          </table:table-cell>
          <table:table-cell office:value-type="string" calcext:value-type="string">
            <text:p><text:s text:c="2"/>São Paulo - SP</text:p>
          </table:table-cell>
          <table:table-cell office:value-type="float" office:value="11821873" calcext:value-type="float">
            <text:p>11821873</text:p>
          </table:table-cell>
          <table:table-cell office:value-type="float" office:value="0.774393268940377" calcext:value-type="float">
            <text:p>0,77</text:p>
          </table:table-cell>
          <table:table-cell table:formula="of:=IF([.D16] &lt; 0 ; &quot;ND&quot; ;IF([.D16]&lt;0.4;&quot;Gestão Crítica&quot;; IF( [.D16] &lt; 0.6 ;&quot;Gestão em Dificuldade&quot; ; IF( [.D16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float" office:value="39136092195.15" calcext:value-type="float">
            <text:p>39136092195,15</text:p>
          </table:table-cell>
          <table:table-cell office:value-type="string" calcext:value-type="string">
            <text:p><text:s/>20.76% Educação 8118008810.90 / 767167873.16 / 7350840937.74</text:p>
          </table:table-cell>
          <table:table-cell office:value-type="string" calcext:value-type="string">
            <text:p><text:s/>17.19% Saúde 7122435445.96 / 1033994570.63 / 6088440875.33</text:p>
          </table:table-cell>
          <table:table-cell office:value-type="string" calcext:value-type="string">
            <text:p><text:s/>16.86% Previdência Social 6349590227.33 / 377325740.06 / 5972264487.27</text:p>
          </table:table-cell>
          <table:table-cell office:value-type="string" calcext:value-type="string">
            <text:p><text:s/>11.84% Encargos Especiais 4414950259.26 / 222735556.40 / 4192214702.86</text:p>
          </table:table-cell>
          <table:table-cell office:value-type="string" calcext:value-type="string">
            <text:p><text:s/>11.12% Urbanismo 4499775654.75 / 561947709.08 / 3937827945.67</text:p>
          </table:table-cell>
          <table:table-cell office:value-type="string" calcext:value-type="string">
            <text:p><text:s/>07.65% Transporte 2781881401.36 / 73976788.18 / 2707904613.18</text:p>
          </table:table-cell>
          <table:table-cell office:value-type="string" calcext:value-type="string">
            <text:p><text:s/>02.59% Assistência Social 1008230856.27 / 89916433.90 / 918314422.37</text:p>
          </table:table-cell>
          <table:table-cell office:value-type="string" calcext:value-type="string">
            <text:p><text:s/>02.22% Habitação 846625442.73 / 59711340.29 / 786914102.44</text:p>
          </table:table-cell>
          <table:table-cell office:value-type="string" calcext:value-type="string">
            <text:p><text:s/>01.51% Legislativa 629950523.26 / 95938591.66 / 534011931.60</text:p>
          </table:table-cell>
          <table:table-cell office:value-type="string" calcext:value-type="string">
            <text:p><text:s/>01.21% Trabalho 442132145.12 / 14264916.87 / 427867228.25</text:p>
          </table:table-cell>
          <table:table-cell office:value-type="string" calcext:value-type="string">
            <text:p><text:s/>01.12% Segurança Pública 446126585.49 / 50248029.22 / 395878556.27</text:p>
          </table:table-cell>
          <table:table-cell office:value-type="string" calcext:value-type="string">
            <text:p><text:s/>00.90% Cultura 352768123.53 / 35560281.79 / 317207841.74</text:p>
          </table:table-cell>
          <table:table-cell office:value-type="string" calcext:value-type="string">
            <text:p><text:s/>00.78% Saneamento 448644761.63 / 171036396.41 / 277608365.22</text:p>
          </table:table-cell>
          <table:table-cell office:value-type="string" calcext:value-type="string">
            <text:p><text:s/>00.77% Desporto e Lazer 290901722.90 / 17557763.02 / 273343959.88</text:p>
          </table:table-cell>
          <table:table-cell office:value-type="string" calcext:value-type="string">
            <text:p><text:s/>00.69% Gestão Ambiental 275024808.29 / 31031343.73 / 243993464.56</text:p>
          </table:table-cell>
          <table:table-cell office:value-type="string" calcext:value-type="string">
            <text:p><text:s/>00.69% Despesas (Intraorçamentárias) 0.00 / 244288965.17 / -244288965.17</text:p>
          </table:table-cell>
          <table:table-cell office:value-type="string" calcext:value-type="string">
            <text:p><text:s/>00.59% Comunicações 213733655.63 / 4328495.99 / 209405159.64</text:p>
          </table:table-cell>
          <table:table-cell office:value-type="string" calcext:value-type="string">
            <text:p><text:s/>00.43% Judiciária 160969150.14 / 9483447.36 / 151485702.78</text:p>
          </table:table-cell>
          <table:table-cell office:value-type="string" calcext:value-type="string">
            <text:p><text:s/>00.33% Comércio e Serviços 141992013.81 / 24624529.78 / 117367484.03</text:p>
          </table:table-cell>
          <table:table-cell office:value-type="string" calcext:value-type="string">
            <text:p><text:s/>00.30% Energia 105467151.37 / 964.00 / 105466187.37</text:p>
          </table:table-cell>
          <table:table-cell office:value-type="string" calcext:value-type="string">
            <text:p><text:s/>00.25% Administração 426388518.73 / 336465601.62 / 89922917.11</text:p>
          </table:table-cell>
          <table:table-cell office:value-type="string" calcext:value-type="string">
            <text:p><text:s/>00.12% Direitos da Cidadania 48754047.76 / 5220173.03 / 43533874.73</text:p>
          </table:table-cell>
          <table:table-cell office:value-type="string" calcext:value-type="string">
            <text:p><text:s/>00.02% Relações Exteriores 6537264.65 / 73297.74 / 6463966.91</text:p>
          </table:table-cell>
          <table:table-cell office:value-type="string" calcext:value-type="string">
            <text:p><text:s/>00.02% Essencial à Justiça 0.00 / 8532405.07 / -8532405.07</text:p>
          </table:table-cell>
          <table:table-cell office:value-type="string" calcext:value-type="string">
            <text:p><text:s/>00.02% Ciência e Tecnologia 0.00 / 6727251.85 / -6727251.85</text:p>
          </table:table-cell>
          <table:table-cell office:value-type="string" calcext:value-type="string">
            <text:p><text:s/>00.01% Agricultura 5034549.28 / 1114184.30 / 3920364.98</text:p>
          </table:table-cell>
          <table:table-cell office:value-type="string" calcext:value-type="string">
            <text:p><text:s/>00.00% Organização Agrária 0.00 / 15.00 / -15.00</text:p>
          </table:table-cell>
          <table:table-cell office:value-type="string" calcext:value-type="string">
            <text:p><text:s/>00.00% Indústria 0.00 / 1176650.54 / -1176650.54</text:p>
          </table:table-cell>
          <table:table-cell office:value-type="string" calcext:value-type="string">
            <text:p><text:s/>00.00% Defesa Nacional 169075.00 / 34387.77 / 134687.23</text:p>
          </table:table-cell>
          <table:table-cell office:value-type="float" office:value="2.26" calcext:value-type="float">
            <text:p>2,26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241310" calcext:value-type="float">
            <text:p>241310</text:p>
          </table:table-cell>
          <table:table-cell table:style-name="ce5" office:value-type="string" calcext:value-type="string">
            <text:p><text:s text:c="2"/>Senador Elói de Souza - RN</text:p>
          </table:table-cell>
          <table:table-cell office:value-type="float" office:value="5980" calcext:value-type="float">
            <text:p>5980</text:p>
          </table:table-cell>
          <table:table-cell office:value-type="float" office:value="0.424492730633087" calcext:value-type="float">
            <text:p>0,42</text:p>
          </table:table-cell>
          <table:table-cell table:formula="of:=IF([.D17] &lt; 0 ; &quot;ND&quot; ;IF([.D17]&lt;0.4;&quot;Gestão Crítica&quot;; IF( [.D17] &lt; 0.6 ;&quot;Gestão em Dificuldade&quot; ; IF( [.D17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float" office:value="12467933.14" calcext:value-type="float">
            <text:p>12467933,14</text:p>
          </table:table-cell>
          <table:table-cell office:value-type="string" calcext:value-type="string">
            <text:p><text:s/>22.52% Transporte 0.00 / 868321.51 / -868321.51</text:p>
          </table:table-cell>
          <table:table-cell office:value-type="string" calcext:value-type="string">
            <text:p><text:s/>12.62% Saúde 3118205.90 / 3605014.30 / -486808.40</text:p>
          </table:table-cell>
          <table:table-cell office:value-type="string" calcext:value-type="string">
            <text:p><text:s/>12.40% Administração 1809995.77 / 2288234.66 / -478238.89</text:p>
          </table:table-cell>
          <table:table-cell table:style-name="ce9" office:value-type="string" calcext:value-type="string">
            <text:p><text:s/>12.22% Relações Exteriores 471169.43 / 0.00 / 471169.43</text:p>
          </table:table-cell>
          <table:table-cell office:value-type="string" calcext:value-type="string">
            <text:p><text:s/>10.94% Encargos Especiais 0.00 / 422034.00 / -422034.00</text:p>
          </table:table-cell>
          <table:table-cell office:value-type="string" calcext:value-type="string">
            <text:p><text:s/>10.57% Previdência Social 0.00 / 407556.95 / -407556.95</text:p>
          </table:table-cell>
          <table:table-cell office:value-type="string" calcext:value-type="string">
            <text:p><text:s/>02.52% Assistência Social 529805.54 / 626833.32 / -97027.78</text:p>
          </table:table-cell>
          <table:table-cell office:value-type="string" calcext:value-type="string">
            <text:p><text:s/>02.43% Desporto e Lazer 25847.62 / 119690.95 / -93843.33</text:p>
          </table:table-cell>
          <table:table-cell office:value-type="string" calcext:value-type="string">
            <text:p><text:s/>02.35% Educação 4318194.38 / 4227669.17 / 90525.21</text:p>
          </table:table-cell>
          <table:table-cell office:value-type="string" calcext:value-type="string">
            <text:p><text:s/>02.16% Despesas (Intraorçamentárias) 0.00 / 83173.37 / -83173.37</text:p>
          </table:table-cell>
          <table:table-cell office:value-type="string" calcext:value-type="string">
            <text:p><text:s/>01.81% Legislativa 554617.52 / 484732.40 / 69885.12</text:p>
          </table:table-cell>
          <table:table-cell office:value-type="string" calcext:value-type="string">
            <text:p><text:s/>01.02% Habitação 0.00 / 39235.89 / -39235.89</text:p>
          </table:table-cell>
          <table:table-cell office:value-type="string" calcext:value-type="string">
            <text:p><text:s/>00.93% Indústria 0.00 / 35840.37 / -35840.37</text:p>
          </table:table-cell>
          <table:table-cell office:value-type="string" calcext:value-type="string">
            <text:p><text:s/>00.70% Energia 0.00 / 26843.49 / -26843.49</text:p>
          </table:table-cell>
          <table:table-cell office:value-type="string" calcext:value-type="string">
            <text:p><text:s/>00.66% Urbanismo 955714.60 / 930070.20 / 25644.40</text:p>
          </table:table-cell>
          <table:table-cell office:value-type="string" calcext:value-type="string">
            <text:p><text:s/>00.66% Comércio e Serviços 0.00 / 25592.15 / -25592.15</text:p>
          </table:table-cell>
          <table:table-cell office:value-type="string" calcext:value-type="string">
            <text:p><text:s/>00.65% Agricultura 389953.38 / 364817.79 / 25135.59</text:p>
          </table:table-cell>
          <table:table-cell office:value-type="string" calcext:value-type="string">
            <text:p><text:s/>00.64% Gestão Ambiental 0.00 / 24524.33 / -24524.33</text:p>
          </table:table-cell>
          <table:table-cell office:value-type="string" calcext:value-type="string">
            <text:p><text:s/>00.62% Essencial à Justiça 0.00 / 24028.59 / -24028.59</text:p>
          </table:table-cell>
          <table:table-cell office:value-type="string" calcext:value-type="string">
            <text:p><text:s/>00.53% Trabalho 0.00 / 20462.89 / -20462.89</text:p>
          </table:table-cell>
          <table:table-cell office:value-type="string" calcext:value-type="string">
            <text:p><text:s/>00.34% Judiciária 0.00 / 12996.42 / -12996.42</text:p>
          </table:table-cell>
          <table:table-cell office:value-type="string" calcext:value-type="string">
            <text:p><text:s/>00.30% Saneamento 50000.00 / 61753.03 / -11753.03</text:p>
          </table:table-cell>
          <table:table-cell office:value-type="string" calcext:value-type="string">
            <text:p><text:s/>00.22% Segurança Pública 0.00 / 8519.06 / -8519.06</text:p>
          </table:table-cell>
          <table:table-cell office:value-type="string" calcext:value-type="string">
            <text:p><text:s/>00.13% Cultura 244429.00 / 239571.90 / 4857.10</text:p>
          </table:table-cell>
          <table:table-cell office:value-type="string" calcext:value-type="string">
            <text:p><text:s/>00.06% Comunicações 0.00 / 2217.31 / -2217.31</text:p>
          </table:table-cell>
          <table:table-cell office:value-type="string" calcext:value-type="string">
            <text:p><text:s/>00.01% Defesa Nacional 0.00 / 264.48 / -264.48</text:p>
          </table:table-cell>
          <table:table-cell office:value-type="string" calcext:value-type="string">
            <text:p><text:s/>00.00% Organização Agrária 0.00 / 37.50 / -37.5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47.52" calcext:value-type="float">
            <text:p>47,52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241430" calcext:value-type="float">
            <text:p>241430</text:p>
          </table:table-cell>
          <table:table-cell table:style-name="ce2" office:value-type="string" calcext:value-type="string">
            <text:p><text:s text:c="2"/>Timbaúba dos Batistas - RN</text:p>
          </table:table-cell>
          <table:table-cell office:value-type="float" office:value="2398" calcext:value-type="float">
            <text:p>2398</text:p>
          </table:table-cell>
          <table:table-cell office:value-type="float" office:value="0.422268876837158" calcext:value-type="float">
            <text:p>0,42</text:p>
          </table:table-cell>
          <table:table-cell table:formula="of:=IF([.D18] &lt; 0 ; &quot;ND&quot; ;IF([.D18]&lt;0.4;&quot;Gestão Crítica&quot;; IF( [.D18] &lt; 0.6 ;&quot;Gestão em Dificuldade&quot; ; IF( [.D18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float" office:value="8333834.24" calcext:value-type="float">
            <text:p>8333834,24</text:p>
          </table:table-cell>
          <table:table-cell office:value-type="string" calcext:value-type="string">
            <text:p><text:s/>17.58% Urbanismo 1126732.12 / 536286.05 / 590446.07</text:p>
          </table:table-cell>
          <table:table-cell office:value-type="string" calcext:value-type="string">
            <text:p><text:s/>17.39% Transporte 0.00 / 584239.51 / -584239.51</text:p>
          </table:table-cell>
          <table:table-cell office:value-type="string" calcext:value-type="string">
            <text:p><text:s/>15.27% Saúde 1698948.84 / 2211796.85 / -512848.01</text:p>
          </table:table-cell>
          <table:table-cell office:value-type="string" calcext:value-type="string">
            <text:p><text:s/>11.24% Assistência Social 184275.03 / 561896.59 / -377621.56</text:p>
          </table:table-cell>
          <table:table-cell office:value-type="string" calcext:value-type="string">
            <text:p><text:s/>09.31% Organização Agrária 312625.60 / 0.00 / 312625.60</text:p>
          </table:table-cell>
          <table:table-cell office:value-type="string" calcext:value-type="string">
            <text:p><text:s/>07.95% Educação 2389821.96 / 2122775.20 / 267046.76</text:p>
          </table:table-cell>
          <table:table-cell office:value-type="string" calcext:value-type="string">
            <text:p><text:s/>05.82% Administração 1686809.22 / 1882260.58 / -195451.36</text:p>
          </table:table-cell>
          <table:table-cell office:value-type="string" calcext:value-type="string">
            <text:p><text:s/>03.34% Previdência Social 0.00 / 112077.55 / -112077.55</text:p>
          </table:table-cell>
          <table:table-cell office:value-type="string" calcext:value-type="string">
            <text:p><text:s/>02.76% Desporto e Lazer 0.00 / 92838.87 / -92838.87</text:p>
          </table:table-cell>
          <table:table-cell office:value-type="string" calcext:value-type="string">
            <text:p><text:s/>02.15% Agricultura 337966.16 / 410061.81 / -72095.65</text:p>
          </table:table-cell>
          <table:table-cell office:value-type="string" calcext:value-type="string">
            <text:p><text:s/>01.86% Cultura 0.00 / 62365.23 / -62365.23</text:p>
          </table:table-cell>
          <table:table-cell office:value-type="string" calcext:value-type="string">
            <text:p><text:s/>01.04% Comércio e Serviços 0.00 / 35060.26 / -35060.26</text:p>
          </table:table-cell>
          <table:table-cell office:value-type="string" calcext:value-type="string">
            <text:p><text:s/>00.95% Energia 0.00 / 31889.12 / -31889.12</text:p>
          </table:table-cell>
          <table:table-cell office:value-type="string" calcext:value-type="string">
            <text:p><text:s/>00.86% Habitação 0.00 / 28889.86 / -28889.86</text:p>
          </table:table-cell>
          <table:table-cell office:value-type="string" calcext:value-type="string">
            <text:p><text:s/>00.80% Gestão Ambiental 0.00 / 26936.87 / -26936.87</text:p>
          </table:table-cell>
          <table:table-cell office:value-type="string" calcext:value-type="string">
            <text:p><text:s/>00.64% Saneamento 0.00 / 21342.86 / -21342.86</text:p>
          </table:table-cell>
          <table:table-cell office:value-type="string" calcext:value-type="string">
            <text:p><text:s/>00.30% Legislativa 421212.89 / 411267.21 / 9945.68</text:p>
          </table:table-cell>
          <table:table-cell office:value-type="string" calcext:value-type="string">
            <text:p><text:s/>00.20% Segurança Pública 0.00 / 6706.04 / -6706.04</text:p>
          </table:table-cell>
          <table:table-cell office:value-type="string" calcext:value-type="string">
            <text:p><text:s/>00.16% Relações Exteriores 0.00 / 5418.00 / -5418.00</text:p>
          </table:table-cell>
          <table:table-cell office:value-type="string" calcext:value-type="string">
            <text:p><text:s/>00.11% Ciência e Tecnologia 0.00 / 3811.27 / -3811.27</text:p>
          </table:table-cell>
          <table:table-cell office:value-type="string" calcext:value-type="string">
            <text:p><text:s/>00.10% Trabalho 0.00 / 3361.66 / -3361.66</text:p>
          </table:table-cell>
          <table:table-cell office:value-type="string" calcext:value-type="string">
            <text:p><text:s/>00.10% Judiciária 0.00 / 3489.56 / -3489.56</text:p>
          </table:table-cell>
          <table:table-cell office:value-type="string" calcext:value-type="string">
            <text:p><text:s/>00.05% Comunicações 0.00 / 1792.66 / -1792.66</text:p>
          </table:table-cell>
          <table:table-cell office:value-type="string" calcext:value-type="string">
            <text:p><text:s/>00.02% Indústria 0.00 / 658.60 / -658.6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Encargos Especiais 175442.42 / 175441.29 / 1.13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Despesas (Intraorçamentárias)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float" office:value="27.1" calcext:value-type="float">
            <text:p>27,1</text:p>
          </table:table-cell>
          <table:table-cell office:value-type="float" office:value="2.28" calcext:value-type="float">
            <text:p>2,28</text:p>
          </table:table-cell>
        </table:table-row>
      </table:table>
      <table:named-expressions/>
      <table:database-ranges>
        <table:database-range table:name="__Anonymous_Sheet_DB__0" table:target-range-address="2013_LOF_RANKED.A1:2013_LOF_RANKED.AK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20:16:09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20:17:12.110000000</dc:date>
    <meta:editing-duration>PT1H1M7S</meta:editing-duration>
    <meta:editing-cycles>5</meta:editing-cycles>
    <meta:generator>LibreOffice/5.3.1.2$Windows_x86 LibreOffice_project/e80a0e0fd1875e1696614d24c32df0f95f03deb2</meta:generator>
    <meta:document-statistic meta:table-count="1" meta:cell-count="666" meta:object-count="0"/>
  </office:meta>
</office:document-meta>
</file>